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2000001106C54D888.jpg" manifest:media-type="image/jpeg"/>
  <manifest:file-entry manifest:full-path="Pictures/100000000000012C00000046D154CA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Tabela2" style:family="table">
      <style:table-properties style:width="7.4313in" table:align="center"/>
    </style:style>
    <style:style style:name="Tabela2.A" style:family="table-column">
      <style:table-column-properties style:column-width="0.8486in"/>
    </style:style>
    <style:style style:name="Tabela2.B" style:family="table-column">
      <style:table-column-properties style:column-width="0.6889in"/>
    </style:style>
    <style:style style:name="Tabela2.C" style:family="table-column">
      <style:table-column-properties style:column-width="2.559in"/>
    </style:style>
    <style:style style:name="Tabela2.D" style:family="table-column">
      <style:table-column-properties style:column-width="1.509in"/>
    </style:style>
    <style:style style:name="Tabela2.E" style:family="table-column">
      <style:table-column-properties style:column-width="1.8257in"/>
    </style:style>
    <style:style style:name="Tabela2.A1" style:family="table-cell">
      <style:table-cell-properties style:vertical-align="middle" fo:background-color="#e5e5e5" fo:padding-left="0.0799in" fo:padding-right="0.075in" fo:padding-top="0in" fo:padding-bottom="0in" fo:border="0.75pt solid #00000a">
        <style:background-image/>
      </style:table-cell-properties>
    </style:style>
    <style:style style:name="Tabela2.A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.B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.C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.D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2.E2" style:family="table-cell">
      <style:table-cell-properties style:vertical-align="middle" fo:padding-left="0.0799in" fo:padding-right="0.075in" fo:padding-top="0in" fo:padding-bottom="0in" fo:border="0.75pt solid #00000a"/>
    </style:style>
    <style:style style:name="Tabela3" style:family="table">
      <style:table-properties style:width="6.3243in" table:align="center"/>
    </style:style>
    <style:style style:name="Tabela3.A" style:family="table-column">
      <style:table-column-properties style:column-width="1.3986in"/>
    </style:style>
    <style:style style:name="Tabela3.B" style:family="table-column">
      <style:table-column-properties style:column-width="4.9257in"/>
    </style:style>
    <style:style style:name="Tabela3.1" style:family="table-row">
      <style:table-row-properties style:min-row-height="0.2604in" style:use-optimal-row-height="false"/>
    </style:style>
    <style:style style:name="Tabela3.A1" style:family="table-cell">
      <style:table-cell-properties fo:padding-left="0.075in" fo:padding-right="0.075in" fo:padding-top="0in" fo:padding-bottom="0in" fo:border="none"/>
    </style:style>
    <style:style style:name="Tabela4" style:family="table">
      <style:table-properties style:width="6.3375in" table:align="center"/>
    </style:style>
    <style:style style:name="Tabela4.A" style:family="table-column">
      <style:table-column-properties style:column-width="1.1632in"/>
    </style:style>
    <style:style style:name="Tabela4.B" style:family="table-column">
      <style:table-column-properties style:column-width="3.9278in"/>
    </style:style>
    <style:style style:name="Tabela4.C" style:family="table-column">
      <style:table-column-properties style:column-width="1.2465in"/>
    </style:style>
    <style:style style:name="Tabela4.A1" style:family="table-cell">
      <style:table-cell-properties style:vertical-align="bottom" fo:padding-left="0.075in" fo:padding-right="0.075in" fo:padding-top="0in" fo:padding-bottom="0in" fo:border="none"/>
    </style:style>
    <style:style style:name="Tabela4.B1" style:family="table-cell">
      <style:table-cell-properties fo:padding-left="0.075in" fo:padding-right="0.075in" fo:padding-top="0in" fo:padding-bottom="0in" fo:border="none"/>
    </style:style>
    <style:style style:name="Tabela4.C1" style:family="table-cell">
      <style:table-cell-properties fo:padding-left="0.075in" fo:padding-right="0.075in" fo:padding-top="0in" fo:padding-bottom="0in" fo:border="none"/>
    </style:style>
    <style:style style:name="Tabela4.A2" style:family="table-cell">
      <style:table-cell-properties fo:padding-left="0.075in" fo:padding-right="0.075in" fo:padding-top="0in" fo:padding-bottom="0in" fo:border="none"/>
    </style:style>
    <style:style style:name="Tabela4.B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ela4.C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ela5" style:family="table">
      <style:table-properties style:width="6.4931in" fo:margin-left="-0.0785in" table:align="left"/>
    </style:style>
    <style:style style:name="Tabela5.A" style:family="table-column">
      <style:table-column-properties style:column-width="2.8507in"/>
    </style:style>
    <style:style style:name="Tabela5.B" style:family="table-column">
      <style:table-column-properties style:column-width="3.6424in"/>
    </style:style>
    <style:style style:name="Tabela5.A1" style:family="table-cell">
      <style:table-cell-properties fo:padding-left="0.0785in" fo:padding-right="0.075in" fo:padding-top="0in" fo:padding-bottom="0in" fo:border="0.5pt solid #00000a"/>
    </style:style>
    <style:style style:name="Tabela6" style:family="table">
      <style:table-properties style:width="6.4931in" fo:margin-left="-0.075in" table:align="left"/>
    </style:style>
    <style:style style:name="Tabela6.A" style:family="table-column">
      <style:table-column-properties style:column-width="3.2472in"/>
    </style:style>
    <style:style style:name="Tabela6.B" style:family="table-column">
      <style:table-column-properties style:column-width="3.2458in"/>
    </style:style>
    <style:style style:name="Tabela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Footer">
      <style:text-properties fo:color="#ed7d31" style:font-name="Arial" fo:font-size="12pt" fo:font-weight="bold" style:font-size-asian="12pt" style:font-weight-asian="bold" style:font-name-complex="Ari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paragraph-properties fo:text-align="center" style:justify-single-word="false" fo:padding="0in" fo:border-left="none" fo:border-right="none" fo:border-top="none" fo:border-bottom="0.74pt solid #00000a" style:shadow="none"/>
    </style:style>
    <style:style style:name="P6" style:family="paragraph" style:parent-style-name="Footer">
      <style:paragraph-properties fo:padding="0in" fo:border-left="none" fo:border-right="none" fo:border-top="none" fo:border-bottom="0.74pt solid #00000a" style:shadow="none"/>
      <style:text-properties fo:color="#c45911" style:font-name="Arial" fo:font-size="12pt" fo:font-weight="bold" style:font-size-asian="12pt" style:font-weight-asian="bold" style:font-name-complex="Arial"/>
    </style:style>
    <style:style style:name="P7" style:family="paragraph" style:parent-style-name="Header">
      <style:paragraph-properties fo:text-align="center" style:justify-single-word="false"/>
      <style:text-properties style:font-name="Arial" fo:font-size="14pt" fo:language="pt" fo:country="BR" style:font-size-asian="14pt" style:font-name-complex="Arial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text-align="center" style:justify-single-word="false"/>
      <style:text-properties fo:font-size="28pt" fo:language="pt" fo:country="BR" fo:font-weight="bold" style:font-size-asian="28pt" style:font-weight-asian="bold" style:font-size-complex="2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text-properties style:font-name="Arial" fo:font-size="12pt" fo:language="pt" fo:country="BR" style:font-size-asian="12pt" style:font-name-complex="Arial" style:font-size-complex="12pt"/>
    </style:style>
    <style:style style:name="P13" style:family="paragraph" style:parent-style-name="Standard">
      <style:paragraph-properties>
        <style:tab-stops>
          <style:tab-stop style:position="6.1374in" style:type="right" style:leader-style="dotted" style:leader-text="."/>
        </style:tab-stops>
      </style:paragraph-properties>
    </style:style>
    <style:style style:name="P14" style:family="paragraph" style:parent-style-name="CapaTexto">
      <style:paragraph-properties fo:margin-left="0in" fo:margin-right="0in" fo:text-indent="0in" style:auto-text-indent="false">
        <style:tab-stops/>
      </style:paragraph-properties>
      <style:text-properties fo:language="pt" fo:country="BR"/>
    </style:style>
    <style:style style:name="P15" style:family="paragraph" style:parent-style-name="Capa4">
      <style:paragraph-properties fo:margin-left="0in" fo:margin-right="0in" fo:text-align="end" style:justify-single-word="false" fo:text-indent="0in" style:auto-text-indent="false">
        <style:tab-stops/>
      </style:paragraph-properties>
    </style:style>
    <style:style style:name="P16" style:family="paragraph" style:parent-style-name="Capa4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17" style:family="paragraph" style:parent-style-name="tabletext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18" style:family="paragraph" style:parent-style-name="PSDS_20_-_20_Corpo_20_de_20_Texto">
      <style:paragraph-properties fo:text-align="center" style:justify-single-word="false"/>
    </style:style>
    <style:style style:name="P19" style:family="paragraph" style:parent-style-name="PSDS_20_-_20_Corpo_20_de_20_Texto">
      <style:paragraph-properties fo:text-align="justify" style:justify-single-word="false"/>
    </style:style>
    <style:style style:name="P20" style:family="paragraph" style:parent-style-name="Standard">
      <style:paragraph-properties fo:margin-left="-0.0752in" fo:margin-right="0in" fo:margin-top="0.0835in" fo:margin-bottom="0.111in" style:contextual-spacing="false" fo:text-align="center" style:justify-single-word="false" fo:text-indent="0in" style:auto-text-indent="false">
        <style:tab-stops/>
      </style:paragraph-properties>
      <style:text-properties fo:font-size="9pt" style:font-size-asian="9pt" style:font-size-complex="9pt"/>
    </style:style>
    <style:style style:name="P21" style:family="paragraph" style:parent-style-name="Standard">
      <style:paragraph-properties fo:margin-left="-0.0752in" fo:margin-right="0in" fo:margin-top="0.0835in" fo:margin-bottom="0.111in" style:contextual-spacing="false" fo:text-align="center" style:justify-single-word="false" fo:text-indent="0in" style:auto-text-indent="false">
        <style:tab-stops/>
      </style:paragraph-properties>
    </style:style>
    <style:style style:name="P22" style:family="paragraph" style:parent-style-name="Standard">
      <style:paragraph-properties fo:margin-left="0in" fo:margin-right="0.3252in" fo:text-align="end" style:justify-single-word="false" fo:text-indent="0in" style:auto-text-indent="false"/>
      <style:text-properties fo:color="#001c4e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0835in" fo:margin-bottom="0.111in" style:contextual-spacing="false"/>
    </style:style>
    <style:style style:name="P24" style:family="paragraph" style:parent-style-name="Standard">
      <style:paragraph-properties fo:margin-top="0.0835in" fo:margin-bottom="0.111in" style:contextual-spacing="false"/>
      <style:text-properties fo:language="de" fo:country="DE"/>
    </style:style>
    <style:style style:name="P25" style:family="paragraph" style:parent-style-name="Standard">
      <style:paragraph-properties fo:margin-top="0.0835in" fo:margin-bottom="0.111in" style:contextual-spacing="false" fo:text-align="center" style:justify-single-word="false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style:font-name="Arial" fo:font-size="12pt" fo:language="pt" fo:country="BR" style:font-size-asian="12pt" style:font-name-complex="Arial" style:font-size-complex="12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/>
      <style:text-properties fo:language="pt" fo:country="BR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.4925in" style:auto-text-indent="false" fo:keep-with-next="always"/>
    </style:style>
    <style:style style:name="P30" style:family="paragraph" style:parent-style-name="Contents_20_1">
      <style:paragraph-properties>
        <style:tab-stops>
          <style:tab-stop style:position="0.3055in" style:type="right" style:leader-style="dotted" style:leader-text="."/>
          <style:tab-stop style:position="6.4929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0.4583in" style:type="right" style:leader-style="dotted" style:leader-text="."/>
          <style:tab-stop style:position="6.492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0.611in" style:type="right" style:leader-style="dotted" style:leader-text="."/>
          <style:tab-stop style:position="6.4929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0.9165in" style:type="right" style:leader-style="dotted" style:leader-text="."/>
          <style:tab-stop style:position="6.4929in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in" fo:margin-bottom="0in" style:contextual-spacing="false" fo:line-height="115%" fo:text-align="justify" style:justify-single-word="false" fo:keep-with-next="always"/>
    </style:style>
    <style:style style:name="P3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36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37" style:family="paragraph" style:parent-style-name="Standard">
      <style:paragraph-properties fo:margin-top="0in" fo:margin-bottom="0in" style:contextual-spacing="false" fo:line-height="115%" fo:text-align="justify" style:justify-single-word="false"/>
    </style:style>
    <style:style style:name="P38" style:family="paragraph" style:parent-style-name="Standard">
      <style:paragraph-properties fo:margin-top="0in" fo:margin-bottom="0in" style:contextual-spacing="false" fo:line-height="115%" fo:text-align="end" style:justify-single-word="false"/>
    </style:style>
    <style:style style:name="P39" style:family="paragraph" style:parent-style-name="Legenda">
      <style:paragraph-properties fo:text-align="justify" style:justify-single-word="false"/>
    </style:style>
    <style:style style:name="P40" style:family="paragraph" style:parent-style-name="Corpo_20_de_20_texto">
      <style:paragraph-properties fo:margin-left="0.25in" fo:margin-right="0in" fo:text-align="justify" style:justify-single-word="false" fo:text-indent="0.2425in" style:auto-text-indent="false">
        <style:tab-stops/>
      </style:paragraph-properties>
    </style:style>
    <style:style style:name="P41" style:family="paragraph" style:parent-style-name="Standard">
      <style:paragraph-properties fo:margin-left="0.1972in" fo:margin-right="0in" fo:margin-top="0in" fo:margin-bottom="0in" style:contextual-spacing="false" fo:line-height="115%" fo:text-align="justify" style:justify-single-word="false" fo:text-indent="0.2953in" style:auto-text-indent="false">
        <style:tab-stops/>
      </style:paragraph-properties>
    </style:style>
    <style:style style:name="P42" style:family="paragraph" style:parent-style-name="Standard" style:master-page-name="MP0">
      <style:paragraph-properties fo:margin-left="0in" fo:margin-right="0.2047in" fo:margin-top="0.028in" fo:margin-bottom="0.111in" style:contextual-spacing="false" fo:text-indent="0in" style:auto-text-indent="false" style:page-number="auto" fo:break-before="page"/>
    </style:style>
    <style:style style:name="P43" style:family="paragraph" style:parent-style-name="Standard" style:master-page-name="MP1">
      <style:paragraph-properties fo:text-align="center" style:justify-single-word="false" style:page-number="auto" fo:break-before="page"/>
      <style:text-properties fo:font-size="14pt" fo:language="pt" fo:country="BR" fo:font-weight="bold" style:font-size-asian="14pt" style:font-weight-asian="bold" style:font-size-complex="14pt"/>
    </style:style>
    <style:style style:name="P44" style:family="paragraph" style:parent-style-name="Standard">
      <style:text-properties fo:language="pt" fo:country="BR" officeooo:rsid="0001aabe" officeooo:paragraph-rsid="0001aabe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2pt" fo:language="pt" fo:country="BR" style:font-size-asian="12pt" style:font-name-complex="Arial" style:font-size-complex="12pt"/>
    </style:style>
    <style:style style:name="P46" style:family="paragraph" style:parent-style-name="Heading_20_2" style:list-style-name="WWNum1"/>
    <style:style style:name="P47" style:family="paragraph" style:parent-style-name="Heading_20_2" style:list-style-name="WWNum1">
      <style:text-properties fo:language="pt" fo:country="BR"/>
    </style:style>
    <style:style style:name="P48" style:family="paragraph" style:parent-style-name="Heading_20_2" style:list-style-name="WWNum1" style:master-page-name="">
      <style:paragraph-properties fo:margin-left="0.0618in" fo:margin-right="0in" fo:hyphenation-ladder-count="no-limit" fo:text-indent="0in" style:auto-text-indent="false" style:page-number="auto"/>
      <style:text-properties fo:hyphenate="false"/>
    </style:style>
    <style:style style:name="P49" style:family="paragraph" style:parent-style-name="Contents_20_Heading">
      <style:paragraph-properties fo:text-align="center" style:justify-single-word="false" fo:break-before="page"/>
    </style:style>
    <style:style style:name="P50" style:family="paragraph" style:parent-style-name="Heading_20_3" style:list-style-name="WWNum1"/>
    <style:style style:name="P51" style:family="paragraph" style:parent-style-name="Heading_20_9">
      <style:paragraph-properties fo:break-before="page"/>
      <style:text-properties officeooo:paragraph-rsid="0001aabe"/>
    </style:style>
    <style:style style:name="P52" style:family="paragraph" style:parent-style-name="Footer">
      <style:text-properties fo:language="pt" fo:country="BR"/>
    </style:style>
    <style:style style:name="P53" style:family="paragraph" style:parent-style-name="Parágrafo_20_da_20_Lista" style:list-style-name="WWNum3">
      <style:paragraph-properties fo:margin-top="0in" fo:margin-bottom="0in" style:contextual-spacing="false" fo:line-height="115%" fo:text-align="justify" style:justify-single-word="false"/>
    </style:style>
    <style:style style:name="P54" style:family="paragraph" style:parent-style-name="Parágrafo_20_da_20_Lista" style:list-style-name="WWNum4">
      <style:paragraph-properties fo:margin-top="0in" fo:margin-bottom="0in" style:contextual-spacing="false" fo:line-height="115%" fo:text-align="justify" style:justify-single-word="false"/>
    </style:style>
    <style:style style:name="P55" style:family="paragraph" style:parent-style-name="Parágrafo_20_da_20_Lista" style:list-style-name="WWNum5">
      <style:paragraph-properties fo:margin-top="0in" fo:margin-bottom="0in" style:contextual-spacing="false" fo:line-height="115%" fo:text-align="justify" style:justify-single-word="false"/>
    </style:style>
    <style:style style:name="P56" style:family="paragraph" style:parent-style-name="Parágrafo_20_da_20_Lista" style:list-style-name="WWNum6">
      <style:paragraph-properties fo:margin-top="0in" fo:margin-bottom="0in" style:contextual-spacing="false" fo:line-height="115%" fo:text-align="justify" style:justify-single-word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fo:font-weight="bold" style:font-weight-asian="bold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color="#999999" fo:font-size="9pt" fo:language="pt" fo:country="BR" style:font-size-asian="9pt" style:font-size-complex="9pt"/>
    </style:style>
    <style:style style:name="T6" style:family="text">
      <style:text-properties fo:color="#000000" style:font-name="Arial" fo:font-size="14pt" fo:language="pt" fo:country="BR" fo:font-weight="bold" style:font-size-asian="14pt" style:font-weight-asian="bold" style:font-name-complex="Arial"/>
    </style:style>
    <style:style style:name="T7" style:family="text">
      <style:text-properties fo:color="#000000" style:font-name="Arial" fo:font-size="14pt" fo:language="pt" fo:country="BR" style:font-size-asian="14pt" style:font-name-complex="Arial"/>
    </style:style>
    <style:style style:name="T8" style:family="text">
      <style:text-properties fo:color="#000000" style:font-name="Arial" fo:font-size="12pt" fo:language="pt" fo:country="BR" fo:font-weight="bold" style:font-size-asian="12pt" style:font-weight-asian="bold" style:font-name-complex="Arial"/>
    </style:style>
    <style:style style:name="T9" style:family="text">
      <style:text-properties fo:color="#000000" style:font-name="Arial" fo:font-size="13pt" fo:language="pt" fo:country="BR" fo:font-style="normal" fo:font-weight="bold" style:font-size-asian="13pt" style:font-style-asian="normal" style:font-weight-asian="bold" style:font-name-complex="Arial" style:font-size-complex="13pt"/>
    </style:style>
    <style:style style:name="T10" style:family="text">
      <style:text-properties fo:color="#000000" style:font-name="Arial" fo:font-size="13pt" fo:language="pt" fo:country="BR" fo:font-style="normal" fo:font-weight="bold" officeooo:rsid="0001aabe" style:font-size-asian="13pt" style:font-style-asian="normal" style:font-weight-asian="bold" style:font-name-complex="Arial" style:font-size-complex="13pt"/>
    </style:style>
    <style:style style:name="T11" style:family="text">
      <style:text-properties fo:color="#ed7d31" style:font-name="Arial" fo:font-size="14pt" fo:language="pt" fo:country="BR" style:font-size-asian="14pt" style:font-name-complex="Arial"/>
    </style:style>
    <style:style style:name="T12" style:family="text">
      <style:text-properties fo:color="#ed7d31" style:font-name="Arial" fo:font-size="14pt" fo:language="pt" fo:country="BR" style:font-size-asian="14pt" style:language-asian="pt" style:country-asian="BR" style:font-name-complex="Arial"/>
    </style:style>
    <style:style style:name="T13" style:family="text">
      <style:text-properties fo:font-variant="small-caps" fo:color="#999999" fo:font-size="36pt" fo:language="pt" fo:country="BR" fo:font-weight="bold" style:font-size-asian="36pt" style:font-weight-asian="bold" style:font-size-complex="36pt"/>
    </style:style>
    <style:style style:name="T14" style:family="text">
      <style:text-properties fo:font-size="28pt" fo:language="pt" fo:country="BR" fo:font-weight="bold" style:font-size-asian="28pt" style:font-weight-asian="bold" style:font-size-complex="28pt"/>
    </style:style>
    <style:style style:name="T15" style:family="text">
      <style:text-properties fo:font-weight="bold" style:font-weight-asian="bold" style:font-name-complex="Arial" style:font-weight-complex="bold"/>
    </style:style>
    <style:style style:name="T16" style:family="text">
      <style:text-properties style:font-name-complex="Arial"/>
    </style:style>
    <style:style style:name="T17" style:family="text">
      <style:text-properties fo:font-size="12pt" fo:font-weight="bold" style:font-size-asian="12pt" style:font-weight-asian="bold" style:font-name-complex="Arial" style:font-weight-complex="bold"/>
    </style:style>
    <style:style style:name="T18" style:family="text">
      <style:text-properties fo:font-size="12pt" style:font-size-asian="12pt" style:font-name-complex="Ari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style:font-size-asian="11pt" style:font-name-complex="Arial" style:font-size-complex="11pt"/>
    </style:style>
    <style:style style:name="T21" style:family="text">
      <style:text-properties fo:font-size="11pt" fo:font-style="italic" style:font-size-asian="11pt" style:font-style-asian="italic" style:font-name-complex="Arial" style:font-size-complex="11pt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style:font-size-complex="12pt"/>
    </style:style>
    <style:style style:name="T24" style:family="text">
      <style:text-properties fo:color="#00000a" style:font-name="Arial" fo:font-weight="bold" style:font-weight-asian="bold" style:font-name-complex="Arial"/>
    </style:style>
    <style:style style:name="T25" style:family="text">
      <style:text-properties style:font-name="Arial" fo:font-size="12pt" fo:language="pt" fo:country="BR" style:font-size-asian="12pt" style:font-name-complex="Arial"/>
    </style:style>
    <style:style style:name="T26" style:family="text">
      <style:text-properties style:font-name="Arial" fo:font-size="12pt" fo:language="pt" fo:country="BR" style:font-size-asian="12pt" style:font-name-complex="Arial" style:font-size-complex="12pt"/>
    </style:style>
    <style:style style:name="T27" style:family="text">
      <style:text-properties style:font-name="Arial" fo:font-size="12pt" style:font-size-asian="12pt" style:font-name-complex="Arial"/>
    </style:style>
    <style:style style:name="T28" style:family="text">
      <style:text-properties style:font-name="Arial" fo:font-size="12pt" style:font-size-asian="12pt" style:font-name-complex="Arial" style:font-size-complex="12pt"/>
    </style:style>
    <style:style style:name="T29" style:family="text">
      <style:text-properties style:font-name="Arial" fo:font-size="13pt" fo:language="pt" fo:country="BR" fo:font-style="normal" fo:font-weight="bold" style:font-size-asian="13pt" style:font-style-asian="normal" style:font-weight-asian="bold" style:font-name-complex="Arial" style:font-size-complex="13pt"/>
    </style:style>
    <style:style style:name="T30" style:family="text">
      <style:text-properties style:font-name="Arial" fo:font-size="13pt" fo:language="pt" fo:country="BR" fo:font-weight="bold" style:font-size-asian="13pt" style:font-weight-asian="bold" style:font-name-complex="Arial" style:font-size-complex="13pt"/>
    </style:style>
    <style:style style:name="T31" style:family="text">
      <style:text-properties style:font-name="Arial" fo:language="pt" fo:country="BR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Fonte_20_parág._20_padrão"><text:span text:style-name="T13">Documento de Visão de Projeto</text:span></text:span></text:p>
      <text:p text:style-name="P9"/>
      <text:p text:style-name="P9"/>
      <text:p text:style-name="P9"/>
      <text:p text:style-name="P10"><text:span text:style-name="Fonte_20_parág._20_padrão"><text:span text:style-name="T14">SPD em Plantações de Caqui</text:span></text:span></text:p>
      <text:p text:style-name="P14"/>
      <text:p text:style-name="P11"/>
      <text:p text:style-name="P11"/>
      <text:p text:style-name="P11"/>
      <text:p text:style-name="P4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8"><text:span text:style-name="Fonte_20_parág._20_padrão"><text:span text:style-name="T15">Data</text:span></text:span></text:p>
          </table:table-cell>
          <table:table-cell table:style-name="Tabela2.A1" office:value-type="string">
            <text:p text:style-name="P18"><text:span text:style-name="Fonte_20_parág._20_padrão"><text:span text:style-name="T15">Versão</text:span></text:span></text:p>
          </table:table-cell>
          <table:table-cell table:style-name="Tabela2.A1" office:value-type="string">
            <text:p text:style-name="P18"><text:span text:style-name="Fonte_20_parág._20_padrão"><text:span text:style-name="T15">Descrição</text:span></text:span></text:p>
          </table:table-cell>
          <table:table-cell table:style-name="Tabela2.A1" office:value-type="string">
            <text:p text:style-name="P18"><text:span text:style-name="Fonte_20_parág._20_padrão"><text:span text:style-name="T15">Autor</text:span></text:span></text:p>
          </table:table-cell>
          <table:table-cell table:style-name="Tabela2.A1" office:value-type="string">
            <text:p text:style-name="P18"><text:span text:style-name="Fonte_20_parág._20_padrão"><text:span text:style-name="T15">Revisor</text:span></text:span></text:p>
          </table:table-cell>
        </table:table-row>
        <table:table-row>
          <table:table-cell table:style-name="Tabela2.A2" office:value-type="string">
            <text:p text:style-name="P20">12/04/2017</text:p>
          </table:table-cell>
          <table:table-cell table:style-name="Tabela2.B2" office:value-type="string">
            <text:p text:style-name="P18"><text:span text:style-name="Fonte_20_parág._20_padrão"><text:span text:style-name="T16">1.0</text:span></text:span></text:p>
          </table:table-cell>
          <table:table-cell table:style-name="Tabela2.C2" office:value-type="string">
            <text:p text:style-name="P18"><text:span text:style-name="Fonte_20_parág._20_padrão"><text:span text:style-name="T16">Modelagem e desenvolvimento</text:span></text:span></text:p>
          </table:table-cell>
          <table:table-cell table:style-name="Tabela2.D2" office:value-type="string">
            <text:p text:style-name="P18"><text:span text:style-name="Fonte_20_parág._20_padrão"><text:span text:style-name="T16">Gustavo Sampaio</text:span></text:span></text:p>
          </table:table-cell>
          <table:table-cell table:style-name="Tabela2.E2" office:value-type="string">
            <text:p text:style-name="P18"><text:span text:style-name="Fonte_20_parág._20_padrão"><text:span text:style-name="T16">-</text:span></text:span></text:p>
          </table:table-cell>
        </table:table-row>
      </table:table>
      <text:p text:style-name="P22"/>
      <text:p text:style-name="P1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<text:span text:style-name="Fonte_20_parág._20_padrão"><text:span text:style-name="T17">Cliente</text:span></text:span></text:p>
          </table:table-cell>
          <table:table-cell table:style-name="Tabela3.A1" office:value-type="string">
            <text:p text:style-name="P16"><text:span text:style-name="Fonte_20_parág._20_padrão"><text:span text:style-name="T18">FATEC - Interno</text:span>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Fonte_20_parág._20_padrão"><text:span text:style-name="T17">Documento</text:span></text:span></text:p>
          </table:table-cell>
          <table:table-cell table:style-name="Tabela3.A1" office:value-type="string">
            <text:p text:style-name="P16"><text:span text:style-name="Fonte_20_parág._20_padrão"><text:span text:style-name="T19">Documento de Visão </text:span></text:span><text:bookmark text:name="_GoBack"/><text:span text:style-name="Fonte_20_parág._20_padrão"><text:span text:style-name="T19">de Projeto: </text:span></text:span><text:span text:style-name="Fonte_20_parág._20_padrão"><text:span text:style-name="T21">SPD em Plantações de Caqui</text:span>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Fonte_20_parág._20_padrão"><text:span text:style-name="T17">Data</text:span></text:span></text:p>
          </table:table-cell>
          <table:table-cell table:style-name="Tabela3.A1" office:value-type="string">
            <text:p text:style-name="P16"><text:span text:style-name="Fonte_20_parág._20_padrão"><text:span text:style-name="T18">12 de Abril de 2017</text:span></text:span></text:p>
          </table:table-cell>
        </table:table-row>
        <table:table-row>
          <table:table-cell table:style-name="Tabela3.A1" office:value-type="string">
            <text:p text:style-name="P15"><text:span text:style-name="Fonte_20_parág._20_padrão"><text:span text:style-name="T17">Autor</text:span></text:span></text:p>
          </table:table-cell>
          <table:table-cell table:style-name="Tabela3.A1" office:value-type="string">
            <text:p text:style-name="Standard"><text:span text:style-name="Fonte_20_parág._20_padrão"><text:span text:style-name="T4">Gustavo Alvarenga Souza Sampaio</text:span></text:span></text:p>
            <text:p text:style-name="P44">sampaio.gustavo18@gmail.com</text:p>
          </table:table-cell>
        </table:table-row>
      </table:table>
      <text:p text:style-name="P19"/>
      <text:p text:style-name="P10"><text:span text:style-name="Fonte_20_parág._20_padrão"><text:span text:style-name="T22">Página de Assinaturas</text:span></text:span></text:p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7"><text:span text:style-name="Fonte_20_parág._20_padrão"><text:span text:style-name="T23">Revisado e Aprovado por:</text:span></text:span></text:p>
          </table:table-cell>
          <table:table-cell table:style-name="Tabela4.B1" office:value-type="string">
            <text:p text:style-name="P23"/>
          </table:table-cell>
          <table:table-cell table:style-name="Tabela4.C1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Standard"/>
          </table:table-cell>
          <table:table-cell table:style-name="Tabela4.B2" office:value-type="string">
            <text:p text:style-name="P24"/>
          </table:table-cell>
          <table:table-cell table:style-name="Tabela4.C2" office:value-type="string">
            <text:p text:style-name="P21">12/04/2017</text:p>
            <text:p text:style-name="P25"/>
          </table:table-cell>
        </table:table-row>
      </table:table>
      <text:p text:style-name="P19"/>
      <text:p text:style-name="P10"/>
      <text:p text:style-name="P26"/>
      <text:p text:style-name="P12"/>
      <text:p text:style-name="P49"><text:span text:style-name="Fonte_20_parág._20_padrão"><text:span text:style-name="T24">Índice</text:span></text:span></text:p>
      <text:p text:style-name="Standard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Toc479587461" office:target-frame-name="_top" xlink:show="replace"><text:span text:style-name="Fonte_20_parág._20_padrão"><text:span text:style-name="T25">1</text:span></text:span></text:a><text:a xlink:type="simple" xlink:href="#_Toc479587461" office:target-frame-name="_top" xlink:show="replace"><text:span text:style-name="Fonte_20_parág._20_padrão"><text:span text:style-name="T27"><text:tab/></text:span></text:span></text:a><text:a xlink:type="simple" xlink:href="#_Toc479587461" office:target-frame-name="_top" xlink:show="replace"><text:span text:style-name="Fonte_20_parág._20_padrão"><text:span text:style-name="T25">Objetivo</text:span></text:span></text:a><text:a xlink:type="simple" xlink:href="#_Toc479587461" office:target-frame-name="_top" xlink:show="replace"><text:span text:style-name="Fonte_20_parág._20_padrão"><text:span text:style-name="T27"><text:tab/>5</text:span></text:span></text:a></text:p>
          <text:p text:style-name="P32"><text:a xlink:type="simple" xlink:href="#_Toc479587462" office:target-frame-name="_top" xlink:show="replace"><text:span text:style-name="Fonte_20_parág._20_padrão"><text:span text:style-name="T25">1.1</text:span></text:span></text:a><text:a xlink:type="simple" xlink:href="#_Toc479587462" office:target-frame-name="_top" xlink:show="replace"><text:span text:style-name="Fonte_20_parág._20_padrão"><text:span text:style-name="T27"><text:tab/></text:span></text:span></text:a><text:a xlink:type="simple" xlink:href="#_Toc479587462" office:target-frame-name="_top" xlink:show="replace"><text:span text:style-name="Fonte_20_parág._20_padrão"><text:span text:style-name="T25">Escopo</text:span></text:span></text:a><text:a xlink:type="simple" xlink:href="#_Toc479587462" office:target-frame-name="_top" xlink:show="replace"><text:span text:style-name="Fonte_20_parág._20_padrão"><text:span text:style-name="T27"><text:tab/>5</text:span></text:span></text:a></text:p>
          <text:p text:style-name="P32"><text:a xlink:type="simple" xlink:href="#_Toc479587463" office:target-frame-name="_top" xlink:show="replace"><text:span text:style-name="Fonte_20_parág._20_padrão"><text:span text:style-name="T25">1.2</text:span></text:span></text:a><text:a xlink:type="simple" xlink:href="#_Toc479587463" office:target-frame-name="_top" xlink:show="replace"><text:span text:style-name="Fonte_20_parág._20_padrão"><text:span text:style-name="T27"><text:tab/></text:span></text:span></text:a><text:a xlink:type="simple" xlink:href="#_Toc479587463" office:target-frame-name="_top" xlink:show="replace"><text:span text:style-name="Fonte_20_parág._20_padrão"><text:span text:style-name="T25">Referências</text:span></text:span></text:a><text:a xlink:type="simple" xlink:href="#_Toc479587463" office:target-frame-name="_top" xlink:show="replace"><text:span text:style-name="Fonte_20_parág._20_padrão"><text:span text:style-name="T27"><text:tab/>5</text:span></text:span></text:a></text:p>
          <text:p text:style-name="P30"><text:a xlink:type="simple" xlink:href="#_Toc479587464" office:target-frame-name="_top" xlink:show="replace"><text:span text:style-name="Fonte_20_parág._20_padrão"><text:span text:style-name="T25">2</text:span></text:span></text:a><text:a xlink:type="simple" xlink:href="#_Toc479587464" office:target-frame-name="_top" xlink:show="replace"><text:span text:style-name="Fonte_20_parág._20_padrão"><text:span text:style-name="T27"><text:tab/></text:span></text:span></text:a><text:a xlink:type="simple" xlink:href="#_Toc479587464" office:target-frame-name="_top" xlink:show="replace"><text:span text:style-name="Fonte_20_parág._20_padrão"><text:span text:style-name="T25">Necessidades do Projeto</text:span></text:span></text:a><text:a xlink:type="simple" xlink:href="#_Toc479587464" office:target-frame-name="_top" xlink:show="replace"><text:span text:style-name="Fonte_20_parág._20_padrão"><text:span text:style-name="T27"><text:tab/>6</text:span></text:span></text:a></text:p>
          <text:p text:style-name="P30"><text:a xlink:type="simple" xlink:href="#_Toc479587465" office:target-frame-name="_top" xlink:show="replace"><text:span text:style-name="Fonte_20_parág._20_padrão"><text:span text:style-name="T25">3</text:span></text:span></text:a><text:a xlink:type="simple" xlink:href="#_Toc479587465" office:target-frame-name="_top" xlink:show="replace"><text:span text:style-name="Fonte_20_parág._20_padrão"><text:span text:style-name="T27"><text:tab/></text:span></text:span></text:a><text:a xlink:type="simple" xlink:href="#_Toc479587465" office:target-frame-name="_top" xlink:show="replace"><text:span text:style-name="Fonte_20_parág._20_padrão"><text:span text:style-name="T25">Objetivo do Projeto</text:span></text:span></text:a><text:a xlink:type="simple" xlink:href="#_Toc479587465" office:target-frame-name="_top" xlink:show="replace"><text:span text:style-name="Fonte_20_parág._20_padrão"><text:span text:style-name="T27"><text:tab/>6</text:span></text:span></text:a></text:p>
          <text:p text:style-name="P30"><text:a xlink:type="simple" xlink:href="#_Toc479587466" office:target-frame-name="_top" xlink:show="replace"><text:span text:style-name="Fonte_20_parág._20_padrão"><text:span text:style-name="T25">4</text:span></text:span></text:a><text:a xlink:type="simple" xlink:href="#_Toc479587466" office:target-frame-name="_top" xlink:show="replace"><text:span text:style-name="Fonte_20_parág._20_padrão"><text:span text:style-name="T27"><text:tab/></text:span></text:span></text:a><text:a xlink:type="simple" xlink:href="#_Toc479587466" office:target-frame-name="_top" xlink:show="replace"><text:span text:style-name="Fonte_20_parág._20_padrão"><text:span text:style-name="T25">Declaração Preliminar de Escopo</text:span></text:span></text:a><text:a xlink:type="simple" xlink:href="#_Toc479587466" office:target-frame-name="_top" xlink:show="replace"><text:span text:style-name="Fonte_20_parág._20_padrão"><text:span text:style-name="T27"><text:tab/>7</text:span></text:span></text:a></text:p>
          <text:p text:style-name="P32"><text:a xlink:type="simple" xlink:href="#_Toc479587467" office:target-frame-name="_top" xlink:show="replace"><text:span text:style-name="Fonte_20_parág._20_padrão"><text:span text:style-name="T25">4.1</text:span></text:span></text:a><text:a xlink:type="simple" xlink:href="#_Toc479587467" office:target-frame-name="_top" xlink:show="replace"><text:span text:style-name="Fonte_20_parág._20_padrão"><text:span text:style-name="T27"><text:tab/></text:span></text:span></text:a><text:a xlink:type="simple" xlink:href="#_Toc479587467" office:target-frame-name="_top" xlink:show="replace"><text:span text:style-name="Fonte_20_parág._20_padrão"><text:span text:style-name="T25">Descrição</text:span></text:span></text:a><text:a xlink:type="simple" xlink:href="#_Toc479587467" office:target-frame-name="_top" xlink:show="replace"><text:span text:style-name="Fonte_20_parág._20_padrão"><text:span text:style-name="T27"><text:tab/>7</text:span></text:span></text:a></text:p>
          <text:p text:style-name="P32"><text:a xlink:type="simple" xlink:href="#_Toc479587468" office:target-frame-name="_top" xlink:show="replace"><text:span text:style-name="Fonte_20_parág._20_padrão"><text:span text:style-name="T25">4.2</text:span></text:span></text:a><text:a xlink:type="simple" xlink:href="#_Toc479587468" office:target-frame-name="_top" xlink:show="replace"><text:span text:style-name="Fonte_20_parág._20_padrão"><text:span text:style-name="T27"><text:tab/></text:span></text:span></text:a><text:a xlink:type="simple" xlink:href="#_Toc479587468" office:target-frame-name="_top" xlink:show="replace"><text:span text:style-name="Fonte_20_parág._20_padrão"><text:span text:style-name="T25">Produtos a Serem Entregues</text:span></text:span></text:a><text:a xlink:type="simple" xlink:href="#_Toc479587468" office:target-frame-name="_top" xlink:show="replace"><text:span text:style-name="Fonte_20_parág._20_padrão"><text:span text:style-name="T27"><text:tab/>7</text:span></text:span></text:a></text:p>
          <text:p text:style-name="P32"><text:a xlink:type="simple" xlink:href="#_Toc479587469" office:target-frame-name="_top" xlink:show="replace"><text:span text:style-name="Fonte_20_parág._20_padrão"><text:span text:style-name="T25">4.3</text:span></text:span></text:a><text:a xlink:type="simple" xlink:href="#_Toc479587469" office:target-frame-name="_top" xlink:show="replace"><text:span text:style-name="Fonte_20_parág._20_padrão"><text:span text:style-name="T27"><text:tab/></text:span></text:span></text:a><text:a xlink:type="simple" xlink:href="#_Toc479587469" office:target-frame-name="_top" xlink:show="replace"><text:span text:style-name="Fonte_20_parág._20_padrão"><text:span text:style-name="T25">Requisitos</text:span></text:span></text:a><text:a xlink:type="simple" xlink:href="#_Toc479587469" office:target-frame-name="_top" xlink:show="replace"><text:span text:style-name="Fonte_20_parág._20_padrão"><text:span text:style-name="T27"><text:tab/>7</text:span></text:span></text:a></text:p>
          <text:p text:style-name="P33"><text:a xlink:type="simple" xlink:href="#_Toc479587470" office:target-frame-name="_top" xlink:show="replace"><text:span text:style-name="Fonte_20_parág._20_padrão"><text:span text:style-name="T25">4.3.1</text:span></text:span></text:a><text:a xlink:type="simple" xlink:href="#_Toc479587470" office:target-frame-name="_top" xlink:show="replace"><text:span text:style-name="Fonte_20_parág._20_padrão"><text:span text:style-name="T27"><text:tab/></text:span></text:span></text:a><text:a xlink:type="simple" xlink:href="#_Toc479587470" office:target-frame-name="_top" xlink:show="replace"><text:span text:style-name="Fonte_20_parág._20_padrão"><text:span text:style-name="T25">Requisitos Funcionais</text:span></text:span></text:a><text:a xlink:type="simple" xlink:href="#_Toc479587470" office:target-frame-name="_top" xlink:show="replace"><text:span text:style-name="Fonte_20_parág._20_padrão"><text:span text:style-name="T27"><text:tab/>7</text:span></text:span></text:a></text:p>
          <text:p text:style-name="P33"><text:a xlink:type="simple" xlink:href="#_Toc479587471" office:target-frame-name="_top" xlink:show="replace"><text:span text:style-name="Fonte_20_parág._20_padrão"><text:span text:style-name="T25">4.3.2</text:span></text:span></text:a><text:a xlink:type="simple" xlink:href="#_Toc479587471" office:target-frame-name="_top" xlink:show="replace"><text:span text:style-name="Fonte_20_parág._20_padrão"><text:span text:style-name="T27"><text:tab/></text:span></text:span></text:a><text:a xlink:type="simple" xlink:href="#_Toc479587471" office:target-frame-name="_top" xlink:show="replace"><text:span text:style-name="Fonte_20_parág._20_padrão"><text:span text:style-name="T25">Requisitos Não-Funcionais</text:span></text:span></text:a><text:a xlink:type="simple" xlink:href="#_Toc479587471" office:target-frame-name="_top" xlink:show="replace"><text:span text:style-name="Fonte_20_parág._20_padrão"><text:span text:style-name="T27"><text:tab/>8</text:span></text:span></text:a></text:p>
          <text:p text:style-name="P33"><text:a xlink:type="simple" xlink:href="#_Toc479587472" office:target-frame-name="_top" xlink:show="replace"><text:span text:style-name="Fonte_20_parág._20_padrão"><text:span text:style-name="T25">4.3.3</text:span></text:span></text:a><text:a xlink:type="simple" xlink:href="#_Toc479587472" office:target-frame-name="_top" xlink:show="replace"><text:span text:style-name="Fonte_20_parág._20_padrão"><text:span text:style-name="T27"><text:tab/></text:span></text:span></text:a><text:a xlink:type="simple" xlink:href="#_Toc479587472" office:target-frame-name="_top" xlink:show="replace"><text:span text:style-name="Fonte_20_parág._20_padrão"><text:span text:style-name="T25">Regras de Negócio</text:span></text:span></text:a><text:a xlink:type="simple" xlink:href="#_Toc479587472" office:target-frame-name="_top" xlink:show="replace"><text:span text:style-name="Fonte_20_parág._20_padrão"><text:span text:style-name="T27"><text:tab/>9</text:span></text:span></text:a></text:p>
          <text:p text:style-name="P30"><text:a xlink:type="simple" xlink:href="#_Toc479587473" office:target-frame-name="_top" xlink:show="replace"><text:span text:style-name="Fonte_20_parág._20_padrão"><text:span text:style-name="T25">5</text:span></text:span></text:a><text:a xlink:type="simple" xlink:href="#_Toc479587473" office:target-frame-name="_top" xlink:show="replace"><text:span text:style-name="Fonte_20_parág._20_padrão"><text:span text:style-name="T27"><text:tab/></text:span></text:span></text:a><text:a xlink:type="simple" xlink:href="#_Toc479587473" office:target-frame-name="_top" xlink:show="replace"><text:span text:style-name="Fonte_20_parág._20_padrão"><text:span text:style-name="T25">Premissas</text:span></text:span></text:a><text:a xlink:type="simple" xlink:href="#_Toc479587473" office:target-frame-name="_top" xlink:show="replace"><text:span text:style-name="Fonte_20_parág._20_padrão"><text:span text:style-name="T27"><text:tab/>9</text:span></text:span></text:a></text:p>
          <text:p text:style-name="P30"><text:a xlink:type="simple" xlink:href="#_Toc479587474" office:target-frame-name="_top" xlink:show="replace"><text:span text:style-name="Fonte_20_parág._20_padrão"><text:span text:style-name="T25">6</text:span></text:span></text:a><text:a xlink:type="simple" xlink:href="#_Toc479587474" office:target-frame-name="_top" xlink:show="replace"><text:span text:style-name="Fonte_20_parág._20_padrão"><text:span text:style-name="T27"><text:tab/></text:span></text:span></text:a><text:a xlink:type="simple" xlink:href="#_Toc479587474" office:target-frame-name="_top" xlink:show="replace"><text:span text:style-name="Fonte_20_parág._20_padrão"><text:span text:style-name="T25">Influência das Partes Interessadas</text:span></text:span></text:a><text:a xlink:type="simple" xlink:href="#_Toc479587474" office:target-frame-name="_top" xlink:show="replace"><text:span text:style-name="Fonte_20_parág._20_padrão"><text:span text:style-name="T27"><text:tab/>9</text:span></text:span></text:a></text:p>
          <text:p text:style-name="P30"><text:a xlink:type="simple" xlink:href="#_Toc479587475" office:target-frame-name="_top" xlink:show="replace"><text:span text:style-name="Fonte_20_parág._20_padrão"><text:span text:style-name="T25">7</text:span></text:span></text:a><text:a xlink:type="simple" xlink:href="#_Toc479587475" office:target-frame-name="_top" xlink:show="replace"><text:span text:style-name="Fonte_20_parág._20_padrão"><text:span text:style-name="T27"><text:tab/></text:span></text:span></text:a><text:a xlink:type="simple" xlink:href="#_Toc479587475" office:target-frame-name="_top" xlink:show="replace"><text:span text:style-name="Fonte_20_parág._20_padrão"><text:span text:style-name="T25">Representação Arquitetural</text:span></text:span></text:a><text:a xlink:type="simple" xlink:href="#_Toc479587475" office:target-frame-name="_top" xlink:show="replace"><text:span text:style-name="Fonte_20_parág._20_padrão"><text:span text:style-name="T27"><text:tab/>10</text:span></text:span></text:a></text:p>
          <text:p text:style-name="P32"><text:a xlink:type="simple" xlink:href="#_Toc479587476" office:target-frame-name="_top" xlink:show="replace"><text:span text:style-name="Fonte_20_parág._20_padrão"><text:span text:style-name="T25">7.1</text:span></text:span></text:a><text:a xlink:type="simple" xlink:href="#_Toc479587476" office:target-frame-name="_top" xlink:show="replace"><text:span text:style-name="Fonte_20_parág._20_padrão"><text:span text:style-name="T27"><text:tab/></text:span></text:span></text:a><text:a xlink:type="simple" xlink:href="#_Toc479587476" office:target-frame-name="_top" xlink:show="replace"><text:span text:style-name="Fonte_20_parág._20_padrão"><text:span text:style-name="T25">Restrições Arquiteturais</text:span></text:span></text:a><text:a xlink:type="simple" xlink:href="#_Toc479587476" office:target-frame-name="_top" xlink:show="replace"><text:span text:style-name="Fonte_20_parág._20_padrão"><text:span text:style-name="T27"><text:tab/>11</text:span></text:span></text:a></text:p>
          <text:p text:style-name="P32"><text:a xlink:type="simple" xlink:href="#_Toc479587477" office:target-frame-name="_top" xlink:show="replace"><text:span text:style-name="Fonte_20_parág._20_padrão"><text:span text:style-name="T25">7.2</text:span></text:span></text:a><text:a xlink:type="simple" xlink:href="#_Toc479587477" office:target-frame-name="_top" xlink:show="replace"><text:span text:style-name="Fonte_20_parág._20_padrão"><text:span text:style-name="T27"><text:tab/></text:span></text:span></text:a><text:a xlink:type="simple" xlink:href="#_Toc479587477" office:target-frame-name="_top" xlink:show="replace"><text:span text:style-name="Fonte_20_parág._20_padrão"><text:span text:style-name="T25">Objetivos e Restrições Arquiteturais</text:span></text:span></text:a><text:a xlink:type="simple" xlink:href="#_Toc479587477" office:target-frame-name="_top" xlink:show="replace"><text:span text:style-name="Fonte_20_parág._20_padrão"><text:span text:style-name="T27"><text:tab/>11</text:span></text:span></text:a></text:p>
          <text:p text:style-name="P30"><text:a xlink:type="simple" xlink:href="#_Toc479587478" office:target-frame-name="_top" xlink:show="replace"><text:span text:style-name="Fonte_20_parág._20_padrão"><text:span text:style-name="T25">8</text:span></text:span></text:a><text:a xlink:type="simple" xlink:href="#_Toc479587478" office:target-frame-name="_top" xlink:show="replace"><text:span text:style-name="Fonte_20_parág._20_padrão"><text:span text:style-name="T27"><text:tab/></text:span></text:span></text:a><text:a xlink:type="simple" xlink:href="#_Toc479587478" office:target-frame-name="_top" xlink:show="replace"><text:span text:style-name="Fonte_20_parág._20_padrão"><text:span text:style-name="T25">Visão de Casos de Uso</text:span></text:span></text:a><text:a xlink:type="simple" xlink:href="#_Toc479587478" office:target-frame-name="_top" xlink:show="replace"><text:span text:style-name="Fonte_20_parág._20_padrão"><text:span text:style-name="T27"><text:tab/>11</text:span></text:span></text:a></text:p>
          <text:p text:style-name="P32"><text:a xlink:type="simple" xlink:href="#_Toc479587479" office:target-frame-name="_top" xlink:show="replace"><text:span text:style-name="Fonte_20_parág._20_padrão"><text:span text:style-name="T25">8.1</text:span></text:span></text:a><text:a xlink:type="simple" xlink:href="#_Toc479587479" office:target-frame-name="_top" xlink:show="replace"><text:span text:style-name="Fonte_20_parág._20_padrão"><text:span text:style-name="T27"><text:tab/></text:span></text:span></text:a><text:a xlink:type="simple" xlink:href="#_Toc479587479" office:target-frame-name="_top" xlink:show="replace"><text:span text:style-name="Fonte_20_parág._20_padrão"><text:span text:style-name="T25">Diagramas de Casos de Uso Significativos</text:span></text:span></text:a><text:a xlink:type="simple" xlink:href="#_Toc479587479" office:target-frame-name="_top" xlink:show="replace"><text:span text:style-name="Fonte_20_parág._20_padrão"><text:span text:style-name="T27"><text:tab/>11</text:span></text:span></text:a></text:p>
          <text:p text:style-name="P32"><text:a xlink:type="simple" xlink:href="#_Toc479587480" office:target-frame-name="_top" xlink:show="replace"><text:span text:style-name="Fonte_20_parág._20_padrão"><text:span text:style-name="T25">8.2</text:span></text:span></text:a><text:a xlink:type="simple" xlink:href="#_Toc479587480" office:target-frame-name="_top" xlink:show="replace"><text:span text:style-name="Fonte_20_parág._20_padrão"><text:span text:style-name="T27"><text:tab/></text:span></text:span></text:a><text:a xlink:type="simple" xlink:href="#_Toc479587480" office:target-frame-name="_top" xlink:show="replace"><text:span text:style-name="Fonte_20_parág._20_padrão"><text:span text:style-name="T25">Descrição dos Casos de Uso Significativos</text:span></text:span></text:a><text:a xlink:type="simple" xlink:href="#_Toc479587480" office:target-frame-name="_top" xlink:show="replace"><text:span text:style-name="Fonte_20_parág._20_padrão"><text:span text:style-name="T27"><text:tab/>13</text:span></text:span></text:a></text:p>
          <text:p text:style-name="P30"><text:a xlink:type="simple" xlink:href="#_Toc479587481" office:target-frame-name="_top" xlink:show="replace"><text:span text:style-name="Fonte_20_parág._20_padrão"><text:span text:style-name="T25">9</text:span></text:span></text:a><text:a xlink:type="simple" xlink:href="#_Toc479587481" office:target-frame-name="_top" xlink:show="replace"><text:span text:style-name="Fonte_20_parág._20_padrão"><text:span text:style-name="T27"><text:tab/></text:span></text:span></text:a><text:a xlink:type="simple" xlink:href="#_Toc479587481" office:target-frame-name="_top" xlink:show="replace"><text:span text:style-name="Fonte_20_parág._20_padrão"><text:span text:style-name="T25">Visão de Lógica</text:span></text:span></text:a><text:a xlink:type="simple" xlink:href="#_Toc479587481" office:target-frame-name="_top" xlink:show="replace"><text:span text:style-name="Fonte_20_parág._20_padrão"><text:span text:style-name="T27"><text:tab/>15</text:span></text:span></text:a></text:p>
          <text:p text:style-name="P32"><text:a xlink:type="simple" xlink:href="#_Toc479587482" office:target-frame-name="_top" xlink:show="replace"><text:span text:style-name="Fonte_20_parág._20_padrão"><text:span text:style-name="T25">9.1</text:span></text:span></text:a><text:a xlink:type="simple" xlink:href="#_Toc479587482" office:target-frame-name="_top" xlink:show="replace"><text:span text:style-name="Fonte_20_parág._20_padrão"><text:span text:style-name="T27"><text:tab/></text:span></text:span></text:a><text:a xlink:type="simple" xlink:href="#_Toc479587482" office:target-frame-name="_top" xlink:show="replace"><text:span text:style-name="Fonte_20_parág._20_padrão"><text:span text:style-name="T25">Visão por camadas</text:span></text:span></text:a><text:a xlink:type="simple" xlink:href="#_Toc479587482" office:target-frame-name="_top" xlink:show="replace"><text:span text:style-name="Fonte_20_parág._20_padrão"><text:span text:style-name="T27"><text:tab/>16</text:span></text:span></text:a></text:p>
          <text:p text:style-name="P33"><text:a xlink:type="simple" xlink:href="#_Toc479587483" office:target-frame-name="_top" xlink:show="replace"><text:span text:style-name="Fonte_20_parág._20_padrão"><text:span text:style-name="T25">9.1.1</text:span></text:span></text:a><text:a xlink:type="simple" xlink:href="#_Toc479587483" office:target-frame-name="_top" xlink:show="replace"><text:span text:style-name="Fonte_20_parág._20_padrão"><text:span text:style-name="T27"><text:tab/></text:span></text:span></text:a><text:a xlink:type="simple" xlink:href="#_Toc479587483" office:target-frame-name="_top" xlink:show="replace"><text:span text:style-name="Fonte_20_parág._20_padrão"><text:span text:style-name="T25">Camada de Apresentação</text:span></text:span></text:a><text:a xlink:type="simple" xlink:href="#_Toc479587483" office:target-frame-name="_top" xlink:show="replace"><text:span text:style-name="Fonte_20_parág._20_padrão"><text:span text:style-name="T27"><text:tab/>16</text:span></text:span></text:a></text:p>
          <text:p text:style-name="P33"><text:a xlink:type="simple" xlink:href="#_Toc479587484" office:target-frame-name="_top" xlink:show="replace"><text:span text:style-name="Fonte_20_parág._20_padrão"><text:span text:style-name="T25">9.1.2</text:span></text:span></text:a><text:a xlink:type="simple" xlink:href="#_Toc479587484" office:target-frame-name="_top" xlink:show="replace"><text:span text:style-name="Fonte_20_parág._20_padrão"><text:span text:style-name="T27"><text:tab/></text:span></text:span></text:a><text:a xlink:type="simple" xlink:href="#_Toc479587484" office:target-frame-name="_top" xlink:show="replace"><text:span text:style-name="Fonte_20_parág._20_padrão"><text:span text:style-name="T25">Camada de Negócios</text:span></text:span></text:a><text:a xlink:type="simple" xlink:href="#_Toc479587484" office:target-frame-name="_top" xlink:show="replace"><text:span text:style-name="Fonte_20_parág._20_padrão"><text:span text:style-name="T27"><text:tab/>16</text:span></text:span></text:a></text:p>
          <text:p text:style-name="P33"><text:a xlink:type="simple" xlink:href="#_Toc479587485" office:target-frame-name="_top" xlink:show="replace"><text:span text:style-name="Fonte_20_parág._20_padrão"><text:span text:style-name="T25">9.1.3</text:span></text:span></text:a><text:a xlink:type="simple" xlink:href="#_Toc479587485" office:target-frame-name="_top" xlink:show="replace"><text:span text:style-name="Fonte_20_parág._20_padrão"><text:span text:style-name="T27"><text:tab/></text:span></text:span></text:a><text:a xlink:type="simple" xlink:href="#_Toc479587485" office:target-frame-name="_top" xlink:show="replace"><text:span text:style-name="Fonte_20_parág._20_padrão"><text:span text:style-name="T25">Camada de Persistência</text:span></text:span></text:a><text:a xlink:type="simple" xlink:href="#_Toc479587485" office:target-frame-name="_top" xlink:show="replace"><text:span text:style-name="Fonte_20_parág._20_padrão"><text:span text:style-name="T27"><text:tab/>17</text:span></text:span></text:a></text:p>
          <text:p text:style-name="P32"><text:soft-page-break/><text:a xlink:type="simple" xlink:href="#_Toc479587486" office:target-frame-name="_top" xlink:show="replace"><text:span text:style-name="Fonte_20_parág._20_padrão"><text:span text:style-name="T25">9.2</text:span></text:span></text:a><text:a xlink:type="simple" xlink:href="#_Toc479587486" office:target-frame-name="_top" xlink:show="replace"><text:span text:style-name="Fonte_20_parág._20_padrão"><text:span text:style-name="T27"><text:tab/></text:span></text:span></text:a><text:a xlink:type="simple" xlink:href="#_Toc479587486" office:target-frame-name="_top" xlink:show="replace"><text:span text:style-name="Fonte_20_parág._20_padrão"><text:span text:style-name="T25">Visão por Pacotes</text:span></text:span></text:a><text:a xlink:type="simple" xlink:href="#_Toc479587486" office:target-frame-name="_top" xlink:show="replace"><text:span text:style-name="Fonte_20_parág._20_padrão"><text:span text:style-name="T27"><text:tab/>17</text:span></text:span></text:a></text:p>
          <text:p text:style-name="P33"><text:a xlink:type="simple" xlink:href="#_Toc479587487" office:target-frame-name="_top" xlink:show="replace"><text:span text:style-name="Fonte_20_parág._20_padrão"><text:span text:style-name="T25">9.2.1</text:span></text:span></text:a><text:a xlink:type="simple" xlink:href="#_Toc479587487" office:target-frame-name="_top" xlink:show="replace"><text:span text:style-name="Fonte_20_parág._20_padrão"><text:span text:style-name="T27"><text:tab/></text:span></text:span></text:a><text:a xlink:type="simple" xlink:href="#_Toc479587487" office:target-frame-name="_top" xlink:show="replace"><text:span text:style-name="Fonte_20_parág._20_padrão"><text:span text:style-name="T25">Pacote Domínio</text:span></text:span></text:a><text:a xlink:type="simple" xlink:href="#_Toc479587487" office:target-frame-name="_top" xlink:show="replace"><text:span text:style-name="Fonte_20_parág._20_padrão"><text:span text:style-name="T27"><text:tab/>17</text:span></text:span></text:a></text:p>
          <text:p text:style-name="P33"><text:a xlink:type="simple" xlink:href="#_Toc479587488" office:target-frame-name="_top" xlink:show="replace"><text:span text:style-name="Fonte_20_parág._20_padrão"><text:span text:style-name="T25">9.2.2</text:span></text:span></text:a><text:a xlink:type="simple" xlink:href="#_Toc479587488" office:target-frame-name="_top" xlink:show="replace"><text:span text:style-name="Fonte_20_parág._20_padrão"><text:span text:style-name="T27"><text:tab/></text:span></text:span></text:a><text:a xlink:type="simple" xlink:href="#_Toc479587488" office:target-frame-name="_top" xlink:show="replace"><text:span text:style-name="Fonte_20_parág._20_padrão"><text:span text:style-name="T25">Pacote Web</text:span></text:span></text:a><text:a xlink:type="simple" xlink:href="#_Toc479587488" office:target-frame-name="_top" xlink:show="replace"><text:span text:style-name="Fonte_20_parág._20_padrão"><text:span text:style-name="T27"><text:tab/>18</text:span></text:span></text:a></text:p>
          <text:p text:style-name="P33"><text:a xlink:type="simple" xlink:href="#_Toc479587489" office:target-frame-name="_top" xlink:show="replace"><text:span text:style-name="Fonte_20_parág._20_padrão"><text:span text:style-name="T25">9.2.3</text:span></text:span></text:a><text:a xlink:type="simple" xlink:href="#_Toc479587489" office:target-frame-name="_top" xlink:show="replace"><text:span text:style-name="Fonte_20_parág._20_padrão"><text:span text:style-name="T27"><text:tab/></text:span></text:span></text:a><text:a xlink:type="simple" xlink:href="#_Toc479587489" office:target-frame-name="_top" xlink:show="replace"><text:span text:style-name="Fonte_20_parág._20_padrão"><text:span text:style-name="T25">Pacote Controle</text:span></text:span></text:a><text:a xlink:type="simple" xlink:href="#_Toc479587489" office:target-frame-name="_top" xlink:show="replace"><text:span text:style-name="Fonte_20_parág._20_padrão"><text:span text:style-name="T27"><text:tab/>19</text:span></text:span></text:a></text:p>
          <text:p text:style-name="P31"><text:a xlink:type="simple" xlink:href="#_Toc479587490" office:target-frame-name="_top" xlink:show="replace"><text:span text:style-name="Fonte_20_parág._20_padrão"><text:span text:style-name="T25">10</text:span></text:span></text:a><text:a xlink:type="simple" xlink:href="#_Toc479587490" office:target-frame-name="_top" xlink:show="replace"><text:span text:style-name="Fonte_20_parág._20_padrão"><text:span text:style-name="T27"><text:tab/></text:span></text:span></text:a><text:a xlink:type="simple" xlink:href="#_Toc479587490" office:target-frame-name="_top" xlink:show="replace"><text:span text:style-name="Fonte_20_parág._20_padrão"><text:span text:style-name="T25">Visão de Implantação</text:span></text:span></text:a><text:a xlink:type="simple" xlink:href="#_Toc479587490" office:target-frame-name="_top" xlink:show="replace"><text:span text:style-name="Fonte_20_parág._20_padrão"><text:span text:style-name="T27"><text:tab/>21</text:span></text:span></text:a></text:p>
          <text:p text:style-name="P31"><text:a xlink:type="simple" xlink:href="#_Toc479587491" office:target-frame-name="_top" xlink:show="replace"><text:span text:style-name="Fonte_20_parág._20_padrão"><text:span text:style-name="T25">11</text:span></text:span></text:a><text:a xlink:type="simple" xlink:href="#_Toc479587491" office:target-frame-name="_top" xlink:show="replace"><text:span text:style-name="Fonte_20_parág._20_padrão"><text:span text:style-name="T27"><text:tab/></text:span></text:span></text:a><text:a xlink:type="simple" xlink:href="#_Toc479587491" office:target-frame-name="_top" xlink:show="replace"><text:span text:style-name="Fonte_20_parág._20_padrão"><text:span text:style-name="T25">Visão de Implementação</text:span></text:span></text:a><text:a xlink:type="simple" xlink:href="#_Toc479587491" office:target-frame-name="_top" xlink:show="replace"><text:span text:style-name="Fonte_20_parág._20_padrão"><text:span text:style-name="T27"><text:tab/>22</text:span></text:span></text:a></text:p>
          <text:p text:style-name="P31"><text:a xlink:type="simple" xlink:href="#_Toc479587492" office:target-frame-name="_top" xlink:show="replace"><text:span text:style-name="Fonte_20_parág._20_padrão"><text:span text:style-name="T25">12</text:span></text:span></text:a><text:a xlink:type="simple" xlink:href="#_Toc479587492" office:target-frame-name="_top" xlink:show="replace"><text:span text:style-name="Fonte_20_parág._20_padrão"><text:span text:style-name="T27"><text:tab/></text:span></text:span></text:a><text:a xlink:type="simple" xlink:href="#_Toc479587492" office:target-frame-name="_top" xlink:show="replace"><text:span text:style-name="Fonte_20_parág._20_padrão"><text:span text:style-name="T25">Visão de Dados</text:span></text:span></text:a><text:a xlink:type="simple" xlink:href="#_Toc479587492" office:target-frame-name="_top" xlink:show="replace"><text:span text:style-name="Fonte_20_parág._20_padrão"><text:span text:style-name="T27"><text:tab/>22</text:span></text:span></text:a></text:p>
          <text:p text:style-name="P31"><text:a xlink:type="simple" xlink:href="#_Toc479587493" office:target-frame-name="_top" xlink:show="replace"><text:span text:style-name="Fonte_20_parág._20_padrão"><text:span text:style-name="T25">13</text:span></text:span></text:a><text:a xlink:type="simple" xlink:href="#_Toc479587493" office:target-frame-name="_top" xlink:show="replace"><text:span text:style-name="Fonte_20_parág._20_padrão"><text:span text:style-name="T27"><text:tab/></text:span></text:span></text:a><text:a xlink:type="simple" xlink:href="#_Toc479587493" office:target-frame-name="_top" xlink:show="replace"><text:span text:style-name="Fonte_20_parág._20_padrão"><text:span text:style-name="T25">Tamanho e Performance</text:span></text:span></text:a><text:a xlink:type="simple" xlink:href="#_Toc479587493" office:target-frame-name="_top" xlink:show="replace"><text:span text:style-name="Fonte_20_parág._20_padrão"><text:span text:style-name="T27"><text:tab/>24</text:span></text:span></text:a></text:p>
          <text:p text:style-name="P31"><text:a xlink:type="simple" xlink:href="#_Toc479587494" office:target-frame-name="_top" xlink:show="replace"><text:span text:style-name="Fonte_20_parág._20_padrão"><text:span text:style-name="T25">14</text:span></text:span></text:a><text:a xlink:type="simple" xlink:href="#_Toc479587494" office:target-frame-name="_top" xlink:show="replace"><text:span text:style-name="Fonte_20_parág._20_padrão"><text:span text:style-name="T27"><text:tab/></text:span></text:span></text:a><text:a xlink:type="simple" xlink:href="#_Toc479587494" office:target-frame-name="_top" xlink:show="replace"><text:span text:style-name="Fonte_20_parág._20_padrão"><text:span text:style-name="T25">Qualidade</text:span></text:span></text:a><text:a xlink:type="simple" xlink:href="#_Toc479587494" office:target-frame-name="_top" xlink:show="replace"><text:span text:style-name="Fonte_20_parág._20_padrão"><text:span text:style-name="T27"><text:tab/>24</text:span></text:span></text:a></text:p>
          <text:p text:style-name="P31"><text:a xlink:type="simple" xlink:href="#_Toc479587495" office:target-frame-name="_top" xlink:show="replace"><text:span text:style-name="Fonte_20_parág._20_padrão"><text:span text:style-name="T25">15</text:span></text:span></text:a><text:a xlink:type="simple" xlink:href="#_Toc479587495" office:target-frame-name="_top" xlink:show="replace"><text:span text:style-name="Fonte_20_parág._20_padrão"><text:span text:style-name="T27"><text:tab/></text:span></text:span></text:a><text:a xlink:type="simple" xlink:href="#_Toc479587495" office:target-frame-name="_top" xlink:show="replace"><text:span text:style-name="Fonte_20_parág._20_padrão"><text:span text:style-name="T25">Cronograma Macro</text:span></text:span></text:a><text:a xlink:type="simple" xlink:href="#_Toc479587495" office:target-frame-name="_top" xlink:show="replace"><text:span text:style-name="Fonte_20_parág._20_padrão"><text:span text:style-name="T27"><text:tab/>24</text:span></text:span></text:a></text:p>
          <text:p text:style-name="P31"><text:a xlink:type="simple" xlink:href="#_Toc479587496" office:target-frame-name="_top" xlink:show="replace"><text:span text:style-name="Fonte_20_parág._20_padrão"><text:span text:style-name="T25">16</text:span></text:span></text:a><text:a xlink:type="simple" xlink:href="#_Toc479587496" office:target-frame-name="_top" xlink:show="replace"><text:span text:style-name="Fonte_20_parág._20_padrão"><text:span text:style-name="T27"><text:tab/></text:span></text:span></text:a><text:a xlink:type="simple" xlink:href="#_Toc479587496" office:target-frame-name="_top" xlink:show="replace"><text:span text:style-name="Fonte_20_parág._20_padrão"><text:span text:style-name="T25">Referências</text:span></text:span></text:a><text:a xlink:type="simple" xlink:href="#_Toc479587496" office:target-frame-name="_top" xlink:show="replace"><text:span text:style-name="Fonte_20_parág._20_padrão"><text:span text:style-name="T27"><text:tab/>25</text:span></text:span></text:a></text:p>
        </text:index-body>
      </text:table-of-content>
      <text:p text:style-name="P13"/>
      <text:p text:style-name="P26"/>
      <text:p text:style-name="P26"/>
      <text:p text:style-name="P26"/>
      <text:p text:style-name="P12"/>
      <text:h text:style-name="P51" text:outline-level="9"><text:span text:style-name="Fonte_20_parág._20_padrão"><text:span text:style-name="T10"><text:s/></text:span></text:span><text:bookmark-start text:name="_Toc479587461"/><text:span text:style-name="Fonte_20_parág._20_padrão"><text:span text:style-name="T9">Objetivo</text:span></text:span><text:bookmark-end text:name="_Toc479587461"/></text:h>
      <text:p text:style-name="P26"/>
      <text:p text:style-name="P27"><text:span text:style-name="Fonte_20_parág._20_padrão"><text:span text:style-name="T26">Este documento de visão trata das necessidades do negócio, do entendimento atual dos requisitos do cliente, e do produto a ser desenvolvido para atender a tais requisitos.</text:span></text:span></text:p>
      <text:p text:style-name="P27"><text:span text:style-name="Fonte_20_parág._20_padrão"><text:span text:style-name="T26">O documento objetiva alinhar as expectativas dos interessados e formalizar o início do projeto, definindo necessidades e funcionalidades de alto nível no sistema de ajuda nas tomadas de decisões ao focar na previsão doenças em plantações de caqui.</text:span></text:span></text:p>
      <text:p text:style-name="P26"/>
      <text:list xml:id="list4146569360010573933" text:style-name="WWNum1">
        <text:list-item>
          <text:list>
            <text:list-item>
              <text:p text:style-name="P46"><text:bookmark-start text:name="_Toc479587462"/><text:span text:style-name="Fonte_20_parág._20_padrão"><text:span text:style-name="T1">Escopo</text:span></text:span><text:bookmark-end text:name="_Toc479587462"/></text:p>
            </text:list-item>
          </text:list>
        </text:list-item>
      </text:list>
      <text:p text:style-name="P26"/>
      <text:p text:style-name="P27"><text:span text:style-name="Fonte_20_parág._20_padrão"><text:span text:style-name="T26">O escopo deste projeto trata do desenvolvimento de uma plataforma de auxílio na tomada de decisões relacionadas a doenças em plantações de caqui o SPD em Plantações de Caqui.</text:span></text:span></text:p>
      <text:p text:style-name="P27"><text:span text:style-name="Fonte_20_parág._20_padrão"><text:span text:style-name="T26">Este documento contém as partes significativas do ponto de vista de arquitetura e modelo de design, e sua divisão em subsistemas e pacotes, e também sua divisão em classes e utilitários de classe, mantendo padrões arquiteturais e de projeto, tendo como intuito a escalabilidade para futuros projetos.</text:span></text:span></text:p>
      <text:p text:style-name="P26"/>
      <text:list xml:id="list194929242730289" text:continue-numbering="true" text:style-name="WWNum1">
        <text:list-item>
          <text:list>
            <text:list-item>
              <text:p text:style-name="P46"><text:bookmark-start text:name="_Toc479587463"/><text:span text:style-name="Fonte_20_parág._20_padrão"><text:span text:style-name="T1">Referências</text:span></text:span><text:bookmark-end text:name="_Toc479587463"/></text:p>
            </text:list-item>
          </text:list>
        </text:list-item>
      </text:list>
      <text:p text:style-name="P26"/>
      <text:p text:style-name="P27"><text:span text:style-name="Fonte_20_parág._20_padrão"><text:span text:style-name="T26">Para a construção deste documento foram utilizadas as seguintes referências:</text:span></text:span></text:p>
      <text:p text:style-name="P27"><text:span text:style-name="Fonte_20_parág._20_padrão"><text:span text:style-name="T26">- Reuniões informais com a equipe, Professor Rodrigo e também uma equipe em Portugal composta pelo Professor Jorge Bernardino e o aluno Luis Daniel.</text:span></text:span></text:p>
      <text:p text:style-name="P27"><text:span text:style-name="Fonte_20_parág._20_padrão"><text:span text:style-name="T26">- Proposta técnica-comercial, emitida em 15 de março de 2017.</text:span></text:span></text:p>
      <text:p text:style-name="P26"/>
      <text:p text:style-name="P27"><text:span text:style-name="Fonte_20_parág._20_padrão"><text:span text:style-name="T26">Este documento influencia os seguintes documentos:</text:span></text:span></text:p>
      <text:p text:style-name="P27"><text:span text:style-name="Fonte_20_parág._20_padrão"><text:span text:style-name="T26">- Documento de requisitos.</text:span></text:span></text:p>
      <text:p text:style-name="P27"><text:span text:style-name="Fonte_20_parág._20_padrão"><text:span text:style-name="T26">- Documento de casos de uso.</text:span></text:span></text:p>
      <text:p text:style-name="P26"/>
      <text:p text:style-name="P26"/>
      <text:p text:style-name="P26"/>
      <text:p text:style-name="P26"/>
      <text:p text:style-name="P26"><text:soft-page-break/></text:p>
      <text:h text:style-name="Heading_20_9" text:outline-level="9"><text:bookmark-start text:name="_Toc479587464"/><text:span text:style-name="Fonte_20_parág._20_padrão"><text:span text:style-name="T29">Necessidades do Projeto</text:span></text:span><text:bookmark-end text:name="_Toc479587464"/></text:h>
      <text:p text:style-name="P26"/>
      <text:p text:style-name="P27"><text:span text:style-name="Fonte_20_parág._20_padrão"><text:span text:style-name="T26">Devido ao fato de Mogi das Cruzes ser uma das maiores produtoras de Caqui do Brasil viu-se necessário a implementação de uma plataforma que auxilie e facilite a tomada de decisão de um pequeno a médio produtor na região que não possua uma renda elevada para investimentos de grande porte.</text:span></text:span></text:p>
      <text:p text:style-name="P27"><text:span text:style-name="Fonte_20_parág._20_padrão"><text:span text:style-name="T26">Uma plataforma que preveja determinadas doenças antes de sua efetivação, auxilia tanto não matéria-prima, quanto na rentabilidade do produto final, podendo influenciar diretamente como o negócio é gerenciado, trazendo desde dados mais simples como milímetros de chuvas ocorridos em um período, como índice de regiões mais afetas em determinadas épocas do ano, por uma doença em questão.</text:span></text:span></text:p>
      <text:p text:style-name="P26"/>
      <text:h text:style-name="Heading_20_9" text:outline-level="9"><text:bookmark-start text:name="_Toc479587465"/><text:span text:style-name="Fonte_20_parág._20_padrão"><text:span text:style-name="T29">Objetivo do Projeto</text:span></text:span><text:bookmark-end text:name="_Toc479587465"/></text:h>
      <text:p text:style-name="P26"/>
      <text:p text:style-name="P27"><text:span text:style-name="Fonte_20_parág._20_padrão"><text:span text:style-name="T26">Desenvolver uma plataforma de decisão que possibilite ao usuário, através de páginas web:</text:span></text:span></text:p>
      <text:list xml:id="list2355644421233543736" text:style-name="WWNum3">
        <text:list-item>
          <text:p text:style-name="P53"><text:span text:style-name="Fonte_20_parág._20_padrão"><text:span text:style-name="T26">Visualizar propriedades cadastradas;</text:span></text:span></text:p>
        </text:list-item>
        <text:list-item>
          <text:p text:style-name="P53"><text:span text:style-name="Fonte_20_parág._20_padrão"><text:span text:style-name="T26">Inserir dados diários em relação a uma propriedade;</text:span></text:span></text:p>
        </text:list-item>
        <text:list-item>
          <text:p text:style-name="P53"><text:span text:style-name="Fonte_20_parág._20_padrão"><text:span text:style-name="T26">Receber relatórios e avisos sobre cuidados a serem tomados na propriedade;</text:span></text:span></text:p>
        </text:list-item>
        <text:list-item>
          <text:p text:style-name="P53"><text:span text:style-name="Fonte_20_parág._20_padrão"><text:span text:style-name="T26">Visualizar Status das propriedades;</text:span></text:span></text:p>
        </text:list-item>
        <text:list-item>
          <text:p text:style-name="P53"><text:span text:style-name="Fonte_20_parág._20_padrão"><text:span text:style-name="T26">Controlar períodos de semeio e colheita;</text:span></text:span></text:p>
        </text:list-item>
      </text:list>
      <text:p text:style-name="P27"><text:span text:style-name="Fonte_20_parág._20_padrão"><text:span text:style-name="T26">Além disso, o sistema deve possibilitar aos administradores:</text:span></text:span></text:p>
      <text:list xml:id="list6328514329345792280" text:style-name="WWNum4">
        <text:list-item>
          <text:p text:style-name="P54"><text:span text:style-name="Fonte_20_parág._20_padrão"><text:span text:style-name="T26">Cadastrar e gerenciar os funcionários e propriedades;</text:span></text:span></text:p>
        </text:list-item>
        <text:list-item>
          <text:p text:style-name="P54"><text:span text:style-name="Fonte_20_parág._20_padrão"><text:span text:style-name="T26">Receber mensagens customizadas sobre o status de propriedades e tempo;</text:span></text:span></text:p>
        </text:list-item>
        <text:list-item>
          <text:p text:style-name="P54"><text:span text:style-name="Fonte_20_parág._20_padrão"><text:span text:style-name="T26">Visualizar estatísticas sobre o negócio, como índice de doenças por região.</text:span>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h text:style-name="Heading_20_9" text:outline-level="9"><text:bookmark-start text:name="_Toc479587466"/><text:soft-page-break/><text:span text:style-name="Fonte_20_parág._20_padrão"><text:span text:style-name="T29">Declaração</text:span></text:span><text:span text:style-name="Fonte_20_parág._20_padrão"><text:span text:style-name="T30"> Preliminar de Escopo</text:span></text:span><text:bookmark-end text:name="_Toc479587466"/></text:h>
      <text:p text:style-name="P35"/>
      <text:list xml:id="list190704440979839" text:style-name="WWNum1">
        <text:list-item>
          <text:list>
            <text:list-item>
              <text:p text:style-name="P48"><text:bookmark-start text:name="_Toc479587467"/><text:span text:style-name="Fonte_20_parág._20_padrão"><text:span text:style-name="T1">Descrição</text:span></text:span><text:bookmark-end text:name="_Toc479587467"/></text:p>
            </text:list-item>
          </text:list>
        </text:list-item>
      </text:list>
      <text:p text:style-name="P26"/>
      <text:p text:style-name="P26">O sistema de tomada de decisões SPD será em uma plataforma web voltado à previsão de doenças em plantações de caqui, que auxiliará o produtor rural na tomada de decisões, sabendo, por exemplo, a hora certa de se aplicar um produto, e também fornecerá aos administradores do sistema a capacidade de gerenciar e analisar os dados provenientes das análises.</text:p>
      <text:p text:style-name="P26"/>
      <text:list xml:id="list194929431033466" text:continue-numbering="true" text:style-name="WWNum1">
        <text:list-item>
          <text:list>
            <text:list-item>
              <text:p text:style-name="P46"><text:bookmark-start text:name="_Toc479587468"/><text:span text:style-name="Fonte_20_parág._20_padrão"><text:span text:style-name="T1">Produtos a Serem Entregues</text:span></text:span><text:bookmark-end text:name="_Toc479587468"/></text:p>
            </text:list-item>
          </text:list>
        </text:list-item>
      </text:list>
      <text:p text:style-name="P26"/>
      <text:p text:style-name="P27"><text:span text:style-name="Fonte_20_parág._20_padrão"><text:span text:style-name="T26">Os seguintes itens são considerados produtos do projeto:</text:span></text:span></text:p>
      <text:p text:style-name="P27"><text:span text:style-name="Fonte_20_parág._20_padrão"><text:span text:style-name="T26">- Código objeto e código fonte da aplicação, incluindo páginas web;</text:span></text:span></text:p>
      <text:p text:style-name="P27"><text:span text:style-name="Fonte_20_parág._20_padrão"><text:span text:style-name="T26">- Documentação gerada durante o desenvolvimento do projeto;</text:span></text:span></text:p>
      <text:p text:style-name="P27"><text:span text:style-name="Fonte_20_parág._20_padrão"><text:span text:style-name="T26">- Hospedagem do sistema 24h/7.</text:span></text:span></text:p>
      <text:p text:style-name="P26"/>
      <text:list xml:id="list194929189848731" text:continue-numbering="true" text:style-name="WWNum1">
        <text:list-item>
          <text:list>
            <text:list-item>
              <text:p text:style-name="P46"><text:bookmark-start text:name="_Toc479587469"/><text:span text:style-name="Fonte_20_parág._20_padrão"><text:span text:style-name="T1">Requisitos</text:span></text:span><text:bookmark-end text:name="_Toc479587469"/></text:p>
            </text:list-item>
          </text:list>
        </text:list-item>
      </text:list>
      <text:p text:style-name="P26"/>
      <text:p text:style-name="P27"><text:span text:style-name="Fonte_20_parág._20_padrão"><text:span text:style-name="T26">Nesta seção estão listados os requisitos preliminares, descritos em alto nível e sem detalhamento aprofundado. Tais itens estão sujeitos a mudanças, de acordo com comunicações futuras, dado a aprovação do projeto.</text:span></text:span></text:p>
      <text:p text:style-name="P26"/>
      <text:list xml:id="list194928586337657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70"/><text:span text:style-name="Fonte_20_parág._20_padrão"><text:span text:style-name="T1">Requisitos Funcionais</text:span></text:span><text:bookmark-end text:name="_Toc479587470"/></text:p>
                </text:list-item>
              </text:list>
            </text:list-item>
          </text:list>
        </text:list-item>
      </text:list>
      <text:p text:style-name="P26"/>
      <text:list xml:id="list9175589065899480050" text:style-name="WWNum5">
        <text:list-item>
          <text:p text:style-name="P55"><text:span text:style-name="Fonte_20_parág._20_padrão"><text:span text:style-name="T26">Adicionar, modificar, excluir e consultar propriedades, funcionários e dispositivos.</text:span></text:span></text:p>
        </text:list-item>
        <text:list-item>
          <text:p text:style-name="P55"><text:span text:style-name="Fonte_20_parág._20_padrão"><text:span text:style-name="T26">Realizar avaliação automática de probabilidade de doença na propriedade.</text:span></text:span></text:p>
        </text:list-item>
        <text:list-item>
          <text:p text:style-name="P55"><text:span text:style-name="Fonte_20_parág._20_padrão"><text:span text:style-name="T26">Realizar atualização manual de previsões de colheitas e semeio;</text:span></text:span></text:p>
        </text:list-item>
        <text:list-item>
          <text:p text:style-name="P55"><text:span text:style-name="Fonte_20_parág._20_padrão"><text:span text:style-name="T26">Manter dados inseridos diariamente pelo usuário, dando o feedback sobre o estado atual da propriedade.</text:span></text:span></text:p>
        </text:list-item>
        <text:list-item>
          <text:p text:style-name="P55"><text:span text:style-name="Fonte_20_parág._20_padrão"><text:span text:style-name="T26">Calcular o índice de doença relacionada à propriedade;</text:span></text:span></text:p>
        </text:list-item>
        <text:list-item>
          <text:p text:style-name="P55"><text:span text:style-name="Fonte_20_parág._20_padrão"><text:span text:style-name="T26">Gerar gráficos de análise a partir de informações coletadas.</text:span></text:span></text:p>
        </text:list-item>
      </text:list>
      <text:p text:style-name="P26"><text:soft-page-break/></text:p>
      <text:list xml:id="list190705025326704" text:style-name="WWNum5">
        <text:list-item>
          <text:p text:style-name="P55"><text:span text:style-name="Fonte_20_parág._20_padrão"><text:span text:style-name="T26">Visualizar propriedades, ordenados de acordo com algum quesito pré-determinado pelo usuário (tamanho, índice de doenças, etc.).</text:span></text:span></text:p>
        </text:list-item>
        <text:list-item>
          <text:p text:style-name="P55"><text:span text:style-name="Fonte_20_parág._20_padrão"><text:span text:style-name="T26">Enviar mensagens com disparo automático, podendo ser definido o disparo pelo administrador.</text:span></text:span></text:p>
        </text:list-item>
        <text:list-item>
          <text:p text:style-name="P55"><text:span text:style-name="Fonte_20_parág._20_padrão"><text:span text:style-name="T26">Realizar a mudança de situação de uma propriedade.</text:span></text:span></text:p>
        </text:list-item>
      </text:list>
      <text:p text:style-name="P26"/>
      <text:list xml:id="list190704037968792" text:style-name="WWNum1">
        <text:list-item>
          <text:list>
            <text:list-item>
              <text:list>
                <text:list-item>
                  <text:p text:style-name="P50"><text:bookmark-start text:name="_Toc479587471"/><text:span text:style-name="Fonte_20_parág._20_padrão"><text:span text:style-name="T1">Requisitos </text:span></text:span><text:bookmark-end text:name="_Toc479587471"/><text:span text:style-name="Fonte_20_parág._20_padrão"><text:span text:style-name="T1">Não funcionais</text:span></text:span></text:p>
                </text:list-item>
              </text:list>
            </text:list-item>
          </text:list>
        </text:list-item>
      </text:list>
      <text:p text:style-name="P26"/>
      <text:list xml:id="list6838470927465304482" text:style-name="WWNum6">
        <text:list-item>
          <text:p text:style-name="P56"><text:span text:style-name="Fonte_20_parág._20_padrão"><text:span text:style-name="T26">A página web do sistema deve funcionar ao menos nos navegadores Google Chrome, Firefox, Safari e Edge;</text:span></text:span></text:p>
        </text:list-item>
        <text:list-item>
          <text:p text:style-name="P56"><text:span text:style-name="Fonte_20_parág._20_padrão"><text:span text:style-name="T26">As senhas do usuário devem ser armazenadas usando hash / salting; em nenhuma ocasião qualquer senha pode ser armazenada em plaintext;</text:span></text:span></text:p>
        </text:list-item>
        <text:list-item>
          <text:p text:style-name="P56"><text:span text:style-name="Fonte_20_parág._20_padrão"><text:span text:style-name="T26">A tecnologia de banco de dados utilizada será relacional, baseando-se no PostgreSQL para desenvolvimento juntamente com o plugin PostGIS para armazenar dados geoespaciais.</text:span></text:span></text:p>
        </text:list-item>
        <text:list-item>
          <text:p text:style-name="P56"><text:span text:style-name="Fonte_20_parág._20_padrão"><text:span text:style-name="T26">A aplicação deve poder rodar em um servidor usando uma distribuição livre do sistema operacional Linux;</text:span></text:span></text:p>
        </text:list-item>
        <text:list-item>
          <text:p text:style-name="P56"><text:span text:style-name="Fonte_20_parág._20_padrão"><text:span text:style-name="T26">A estrutura interna do sistema deve utilizar uma arquitetura seguindo o padarão arquitetural MVC.</text:span></text:span></text:p>
        </text:list-item>
        <text:list-item>
          <text:p text:style-name="P56"><text:span text:style-name="Fonte_20_parág._20_padrão"><text:span text:style-name="T26">Para coletas de dados o sistema deve utilizar o dispositivo RaspberryPi.</text:span></text:span></text:p>
        </text:list-item>
        <text:list-item>
          <text:p text:style-name="P56"><text:span text:style-name="Fonte_20_parág._20_padrão"><text:span text:style-name="T26">A mineração dos dados deve ser feita através da plataforma WEKA.</text:span></text:span></text:p>
        </text:list-item>
        <text:list-item>
          <text:p text:style-name="P56"><text:span text:style-name="Fonte_20_parág._20_padrão"><text:span text:style-name="T26">Utilização da API de coleta de dados de temperatura OpenWeather.</text:span></text:span></text:p>
        </text:list-item>
      </text:list>
      <text:p text:style-name="P26"/>
      <text:list xml:id="list190704605275594" text:style-name="WWNum1">
        <text:list-item>
          <text:list>
            <text:list-item>
              <text:list>
                <text:list-item>
                  <text:p text:style-name="P50"><text:bookmark-start text:name="_Toc479587472"/><text:span text:style-name="Fonte_20_parág._20_padrão"><text:span text:style-name="T1">Regras de Negócio</text:span></text:span><text:bookmark-end text:name="_Toc479587472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- Toda propriedade deve ser demarcada.</text:span></text:span></text:p>
      <text:p text:style-name="P27"><text:span text:style-name="Fonte_20_parág._20_padrão"><text:span text:style-name="T26">- Todo propriedade deve ter um índice de chance de doença, calculado de acordo com fórmula a ser determinada.</text:span></text:span></text:p>
      <text:p text:style-name="P26">- Os dados diários devem ser inseridos com a maior frequência possível, sendo sua divisão por propriedade e de inserção diária, para um aproveitamento plausível da ferramenta e uma exatidão na entrega da informação.</text:p>
      <text:p text:style-name="P26"/>
      <text:p text:style-name="P26"><text:soft-page-break/></text:p>
      <text:p text:style-name="P28"/>
      <text:h text:style-name="Heading_20_9" text:outline-level="9"><text:bookmark-start text:name="_Toc479587473"/><text:span text:style-name="Fonte_20_parág._20_padrão"><text:span text:style-name="T29">Premissas</text:span></text:span><text:bookmark-end text:name="_Toc479587473"/></text:h>
      <text:p text:style-name="P26"/>
      <text:p text:style-name="P27"><text:span text:style-name="Fonte_20_parág._20_padrão"><text:span text:style-name="T26">As páginas web serão primariamente projetadas para uso em desktop, com eventual suporte para navegador mobile;</text:span></text:span></text:p>
      <text:p text:style-name="P27"><text:span text:style-name="Fonte_20_parág._20_padrão"><text:span text:style-name="T26">A linguagem Java será usada para desenvolver a aplicação, na plataforma Java EE;</text:span></text:span></text:p>
      <text:p text:style-name="P26">Prefere-se o uso de tecnologias e componentes livres;</text:p>
      <text:p text:style-name="P27"><text:span text:style-name="Fonte_20_parág._20_padrão"><text:span text:style-name="T26">O projeto será orientado pelo professor Rodrigo Rocha.</text:span></text:span></text:p>
      <text:p text:style-name="P26"/>
      <text:h text:style-name="Heading_20_9" text:outline-level="9"><text:bookmark-start text:name="_Toc479587475"/><text:span text:style-name="Fonte_20_parág._20_padrão"><text:span text:style-name="T29">Representação</text:span></text:span><text:span text:style-name="Fonte_20_parág._20_padrão"><text:span text:style-name="T1"> </text:span></text:span><text:span text:style-name="Fonte_20_parág._20_padrão"><text:span text:style-name="T29">Arquitetural</text:span></text:span><text:bookmark-end text:name="_Toc479587475"/></text:h>
      <text:p text:style-name="P26"/>
      <text:p text:style-name="P27"><text:span text:style-name="Fonte_20_parág._20_padrão"><text:span text:style-name="T26">O sistema desenvolvido usará como base a arquitetura apresentada na figura 1, com base nos padrões de projeto da Gang of Four e Java EE, executando em um servidor de aplicações.</text:span></text:span></text:p>
      <text:p text:style-name="P26"/>
      <text:p text:style-name="P34"><text:span text:style-name="Fonte_20_parág._20_padrão"><text:span text:style-name="T2"><draw:frame draw:style-name="fr2" draw:name="Picture 1" text:anchor-type="as-char" svg:y="0in" svg:width="6.3598in" style:rel-width="scale" svg:height="3.2126in" style:rel-height="scale" draw:z-index="0"><draw:image/><svg:desc>C:\Users\giter\AppData\Local\Microsoft\Windows\INetCache\Content.Word\ModeloArquiteturalGenérico.png</svg:desc></draw:frame></text:span></text:span></text:p>
      <text:p><text:span text:style-name="Fonte_20_parág._20_padrão"><text:span text:style-name="T3">Figura 1</text:span></text:span><text:span text:style-name="Fonte_20_parág._20_padrão"><text:span text:style-name="T1">: Modelo arquitetural</text:span></text:span></text:p>
      <text:p text:style-name="P27"><text:soft-page-break/><text:span text:style-name="Fonte_20_parág._20_padrão"><text:span text:style-name="T26">O container “web” conterá os componentes da arquitetura responsáveis pela camada de apresentação. Neste projeto, serão usadas páginas em JSP, com estilos css e scripts em JavaScript, assim como um servlet para interpretar as requisições. Este container também conterá comands e view helpers, que compõem a camada de controle.</text:span></text:span></text:p>
      <text:p text:style-name="P40"><text:span text:style-name="Fonte_20_parág._20_padrão"><text:span text:style-name="T20">As Classes de Domínio são as classes que representam os Value Object, contendo somente os atributos e os métodos getters/setters.</text:span></text:span></text:p>
      <text:p text:style-name="P40"><text:span text:style-name="Fonte_20_parág._20_padrão"><text:span text:style-name="T20">As Classes de Negócio representam as classes responsáveis por aplicar as regras de negócio do sistema como, por exemplo, cadastrar funcionário. Constará também nas classes de negócio o relacionamento com os DAOs responsáveis por persistir e recuperar os objetos no banco de dados.</text:span></text:span></text:p>
      <text:p text:style-name="P41"><text:span text:style-name="Fonte_20_parág._20_padrão"><text:span text:style-name="T26">O container de aplicação conterá as regras de negócio, implementadas usando o padrão strategy. Uma fachada comporá o ponto de contato com a camada de persistência.</text:span></text:span></text:p>
      <text:p text:style-name="P35"/>
      <text:list xml:id="list194928795633784" text:continue-numbering="true" text:style-name="WWNum1">
        <text:list-item>
          <text:list>
            <text:list-item>
              <text:p text:style-name="P46"><text:bookmark-start text:name="_Toc479587476"/><text:span text:style-name="Fonte_20_parág._20_padrão"><text:span text:style-name="T1">Restrições Arquiteturais</text:span></text:span><text:bookmark-end text:name="_Toc479587476"/></text:p>
            </text:list-item>
          </text:list>
        </text:list-item>
      </text:list>
      <text:p text:style-name="P26"/>
      <text:p text:style-name="P27"><text:span text:style-name="Fonte_20_parág._20_padrão"><text:span text:style-name="T26">Foram identificadas as seguintes orientações e restrições pertinentes ao sistema:</text:span></text:span></text:p>
      <text:p text:style-name="P27"><text:span text:style-name="Fonte_20_parág._20_padrão"><text:span text:style-name="T26">Utilização do servidor Apache Tomcat;</text:span></text:span></text:p>
      <text:p text:style-name="P27"><text:span text:style-name="Fonte_20_parág._20_padrão"><text:span text:style-name="T26">Utilização do banco de dados PostgreSQL.</text:span></text:span></text:p>
      <text:p text:style-name="P26"/>
      <text:list xml:id="list194928408986710" text:continue-numbering="true" text:style-name="WWNum1">
        <text:list-item>
          <text:list>
            <text:list-item>
              <text:p text:style-name="P46"><text:bookmark-start text:name="_Toc479587477"/><text:span text:style-name="Fonte_20_parág._20_padrão"><text:span text:style-name="T1">Objetivos e Restrições Arquiteturais</text:span></text:span><text:bookmark-end text:name="_Toc479587477"/></text:p>
            </text:list-item>
          </text:list>
        </text:list-item>
      </text:list>
      <text:p text:style-name="P26"/>
      <text:p text:style-name="P27"><text:span text:style-name="Fonte_20_parág._20_padrão"><text:span text:style-name="T26">As seguintes restrições arquiteturais são apresentadas considerando as premissas do sistema:</text:span></text:span></text:p>
      <text:p text:style-name="P27"><text:span text:style-name="Fonte_20_parág._20_padrão"><text:span text:style-name="T26">Utilização da linguagem Java, na plataforma Java EE;</text:span></text:span></text:p>
      <text:p text:style-name="P27"><text:span text:style-name="Fonte_20_parág._20_padrão"><text:span text:style-name="T26">Considerar a utilização de software livre, quando possível;</text:span></text:span></text:p>
      <text:p text:style-name="P26"/>
      <text:h text:style-name="Heading_20_9" text:outline-level="9"><text:bookmark-start text:name="_Toc479587478"/><text:span text:style-name="Fonte_20_parág._20_padrão"><text:span text:style-name="T29">Visão de Casos de Uso</text:span></text:span><text:bookmark-end text:name="_Toc479587478"/></text:h>
      <text:p text:style-name="P26"/>
      <text:p text:style-name="P27"><text:span text:style-name="Fonte_20_parág._20_padrão"><text:span text:style-name="T26">Esta seção trata dos casos de uso arquiteturalmente significativos, selecionados considerando-se o pacote do modelo de casos de uso que representa o sistema.</text:span></text:span></text:p>
      <text:p text:style-name="P26"/>
      <text:list xml:id="list194928577053974" text:continue-numbering="true" text:style-name="WWNum1">
        <text:list-item>
          <text:list>
            <text:list-item>
              <text:p text:style-name="P47"><text:bookmark-start text:name="_Toc479587479"/><text:soft-page-break/>Diagramas de Casos de Uso Significativos<text:bookmark-end text:name="_Toc479587479"/></text:p>
            </text:list-item>
          </text:list>
        </text:list-item>
      </text:list>
      <text:p text:style-name="P26"/>
      <text:p text:style-name="P27"><text:span text:style-name="Fonte_20_parág._20_padrão"><text:span text:style-name="T26">Nas imagens 2, 3, e 4, apresentam-se os diagramas referentes aos casos de uso arquiteturalmente significativos.</text:span></text:span></text:p>
      <text:p text:style-name="P26"/>
      <text:p text:style-name="P34"><text:span text:style-name="Fonte_20_parág._20_padrão"><text:span text:style-name="T2"><draw:frame draw:style-name="fr1" draw:name="Picture 3" text:anchor-type="as-char" svg:y="0in" svg:width="5.0898in" style:rel-width="scale" svg:height="2.5835in" style:rel-height="scale" draw:z-index="25"><draw:image/></draw:frame></text:span></text:span></text:p>
      <text:p><text:span text:style-name="Fonte_20_parág._20_padrão"><text:span text:style-name="T3">Figura 2</text:span></text:span><text:span text:style-name="Fonte_20_parág._20_padrão"><text:span text:style-name="T1">: Diagrama de casos de uso do administrador</text:span></text:span></text:p>
      <text:p text:style-name="P34"><text:soft-page-break/><text:span text:style-name="Fonte_20_parág._20_padrão"><text:span text:style-name="T2"><draw:frame draw:style-name="fr1" draw:name="Picture 10" text:anchor-type="as-char" svg:y="0in" svg:width="4.948in" style:rel-width="scale" svg:height="4.0161in" style:rel-height="scale" draw:z-index="30"><draw:image/></draw:frame></text:span></text:span></text:p>
      <text:p><text:span text:style-name="Fonte_20_parág._20_padrão"><text:span text:style-name="T3">Figura 3</text:span></text:span><text:span text:style-name="Fonte_20_parág._20_padrão"><text:span text:style-name="T1">: Diagrama de casos de uso do usuário, página principal</text:span></text:span></text:p>
      <text:p text:style-name="P34"><text:soft-page-break/><text:span text:style-name="Fonte_20_parág._20_padrão"><text:span text:style-name="T2"><draw:frame draw:style-name="fr1" draw:name="Picture 14" text:anchor-type="as-char" svg:y="0in" svg:width="5.448in" style:rel-width="scale" svg:height="3.0862in" style:rel-height="scale" draw:z-index="31"><draw:image/></draw:frame></text:span></text:span></text:p>
      <text:p><text:span text:style-name="Fonte_20_parág._20_padrão"><text:span text:style-name="T3">Figura 4</text:span></text:span><text:span text:style-name="Fonte_20_parág._20_padrão"><text:span text:style-name="T1">: Diagrama de casos de uso do usuário, opções de conta</text:span></text:span></text:p>
      <text:p text:style-name="P26"/>
      <text:list xml:id="list194928810155274" text:continue-numbering="true" text:style-name="WWNum1">
        <text:list-item>
          <text:list>
            <text:list-item>
              <text:p text:style-name="P47"><text:bookmark-start text:name="_Toc479587480"/>Descrição dos Casos de Uso Significativos<text:bookmark-end text:name="_Toc479587480"/></text:p>
            </text:list-item>
          </text:list>
        </text:list-item>
      </text:list>
      <text:p text:style-name="P26"/>
      <text:p text:style-name="P27"><text:span text:style-name="Fonte_20_parág._20_padrão"><text:span text:style-name="T26">No quadro seguinte, encontram-se as descrições dos casos de uso apresentados nas figuras 2, 3 e 4.</text:span></text:span></text:p>
      <text:p text:style-name="P2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6"><text:span text:style-name="Fonte_20_parág._20_padrão"><text:span text:style-name="T31">Caso de uso</text:span></text:span></text:p>
          </table:table-cell>
          <table:table-cell table:style-name="Tabela5.A1" office:value-type="string">
            <text:p text:style-name="P36"><text:span text:style-name="Fonte_20_parág._20_padrão"><text:span text:style-name="T31">Descrição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1: Gerenciar produto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Se inicia quando o usuário administrador requisita a manutenção de quebra-cabeças (incluir, alterar, excluir)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2: Realizar atualização manual no estoque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ministrador pode manualmente alterar o estoque de algum quebra-cabeça na loja, além das baixas automática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3: Registrar entrada de produto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ministrador registra entrada de produto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4: Dar baixa manual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ministrador registra baixa de produto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5: Gerar gráficos de análise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Ocorre quando o usuário administrador requisita a geração de gráficos de análise; deve ser feito o processamento com as informações disponívei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6: Organizar lista de produto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ode reordenar a lista de produtos </text:span></text:span><text:soft-page-break/><text:span text:style-name="Fonte_20_parág._20_padrão"><text:span text:style-name="T31">presentes na loja de acordo com regras pré-determinadas, como popularidade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7: Ver opções de cont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pode acessar as opções pertinentes à sua conta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8: Criar produto personalizad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pode criar um quebra-cabeça com imagem personalizada, que é visível somente a ele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09: Visualizar dados de um produt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Requisição para carregar as informações detalhadas de um produto disponível na loja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0: Adicionar item à lista de desejo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iciona o item na lista de desejos do usuári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1: Adicionar item ao carrinh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Adiciona o item no carrinho do usuári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2: Visualizar carrinho de compra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visualiza os itens atualmente presentes no seu carrinho de compra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3: Realizar compr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realiza uma compra em seu nome, confirmando dados de endereço e forma de pagament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4: Finalizar compr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confirma ou cancela o processo no último passo da realização da compra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5: Visualizar pedidos anteriores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visualiza uma lista de pedidos anteriores, assim como os itens contidos nos pedidos e uma lista de ações possíveis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6: Requisitar açã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ode realizar ações sobre itens ou pedidos. Em qualquer caso, uma explicação em texto deve ser provida para revisã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7: Requisitar cancelamento do pedid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ede o cancelamento de um pedido que ainda está em andament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8: Requisitar devolução do pedid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ede a devolução de um produto comprad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19: Requisitar troca de produto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pede troca de um produto comprado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20: Editar dados da cont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pode alterar os dados de sua conta.</text:span></text:span></text:p>
          </table:table-cell>
        </table:table-row>
        <table:table-row>
          <table:table-cell table:style-name="Tabela5.A1" office:value-type="string">
            <text:p text:style-name="P37"><text:span text:style-name="Fonte_20_parág._20_padrão"><text:span text:style-name="T31">UC021: Sair da conta</text:span></text:span></text:p>
          </table:table-cell>
          <table:table-cell table:style-name="Tabela5.A1" office:value-type="string">
            <text:p text:style-name="P37"><text:span text:style-name="Fonte_20_parág._20_padrão"><text:span text:style-name="T31">Usuário logado pode sair da conta, encerrando as atividades de opções de usuário.</text:span></text:span></text:p>
          </table:table-cell>
        </table:table-row>
      </table:table>
      <text:h text:style-name="Heading_20_9" text:outline-level="9"><text:bookmark-start text:name="_Toc479587481"/><text:span text:style-name="Fonte_20_parág._20_padrão"><text:span text:style-name="T29">Visão de Lógica</text:span></text:span><text:bookmark-end text:name="_Toc479587481"/></text:h>
      <text:p text:style-name="P26"/>
      <text:p text:style-name="P27"><text:soft-page-break/><text:span text:style-name="Fonte_20_parág._20_padrão"><text:span text:style-name="T26">Esta visão apresenta os elementos de design significativos do ponto de vista da arquitetura, descrevendo a organização do sistema SPD em pacotes, assim como a organização de pacotes em camadas.</text:span></text:span></text:p>
      <text:p text:style-name="P27"><text:span text:style-name="Fonte_20_parág._20_padrão"><text:span text:style-name="T26">O diagrama na figura 5 apresenta as camadas e os pacotes do sistema.</text:span></text:span></text:p>
      <text:p text:style-name="P26"/>
      <text:p text:style-name="P29"><text:span text:style-name="Fonte_20_parág._20_padrão"><text:span text:style-name="T2"><draw:frame draw:style-name="fr2" draw:name="Picture 2" text:anchor-type="as-char" svg:y="0in" svg:width="1.7709in" style:rel-width="scale" svg:height="3.8543in" style:rel-height="scale" draw:z-index="1"><draw:image/><svg:desc>C:\Users\giter\AppData\Local\Microsoft\Windows\INetCache\Content.Word\DiagramaDePacotes.png</svg:desc></draw:frame></text:span></text:span></text:p>
      <text:p><text:span text:style-name="Fonte_20_parág._20_padrão"><text:span text:style-name="T3">Figura 5</text:span></text:span><text:span text:style-name="Fonte_20_parág._20_padrão"><text:span text:style-name="T1">: Diagrama de pacotes do sistema</text:span></text:span></text:p>
      <text:p text:style-name="P26"/>
      <text:p text:style-name="P27"><text:span text:style-name="Fonte_20_parág._20_padrão"><text:span text:style-name="T26">A camada de apresentação contém todos os recursos e as classes que compõem a interface gráfica do usuário (neste caso, as páginas JSP e seus recursos), através da qual tanto o cliente, usuário da página web ou administrador, podem interagir com o sistema, enviando requisições e recebendo páginas para a visualização no navegador. Nesta camada, ocorre processamento tanto no lado do servidor (Servlet) quanto no lado do cliente (JavaScript).</text:span></text:span></text:p>
      <text:p text:style-name="P27"><text:span text:style-name="Fonte_20_parág._20_padrão"><text:span text:style-name="T26">A camada de negócio possui as classes que controlam a execução das funcionalidades do sistem, incluindo as regras de negócio e os modelos.</text:span></text:span></text:p>
      <text:p text:style-name="P27"><text:soft-page-break/><text:span text:style-name="Fonte_20_parág._20_padrão"><text:span text:style-name="T26">A camada de persistência é composta pelas classes que permitirão a persistência dos objetos de domínio no banco de dados, assim como sua leitura para a visualização do usuário.</text:span></text:span></text:p>
      <text:p text:style-name="P26"/>
      <text:list xml:id="list194929199001711" text:continue-numbering="true" text:style-name="WWNum1">
        <text:list-item>
          <text:list>
            <text:list-item>
              <text:p text:style-name="P46"><text:bookmark-start text:name="_Toc479587482"/><text:span text:style-name="Fonte_20_parág._20_padrão"><text:span text:style-name="T1">Visão por camadas</text:span></text:span><text:bookmark-end text:name="_Toc479587482"/></text:p>
            </text:list-item>
          </text:list>
        </text:list-item>
      </text:list>
      <text:p text:style-name="P26"/>
      <text:list xml:id="list194929041568059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3"/><text:span text:style-name="Fonte_20_parág._20_padrão"><text:span text:style-name="T1">Camada de Apresentação</text:span></text:span><text:bookmark-end text:name="_Toc479587483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Esta camada consiste na interface entre o sistema e o usuário, e assim, contém as classes que realização a troca de informações entre as páginas web e a aplicação.</text:span></text:span></text:p>
      <text:p text:style-name="P27"><text:span text:style-name="Fonte_20_parág._20_padrão"><text:span text:style-name="T26">O pacote form contém todas as páginas em JSP e seus recursos (páginas de estilo em css, scripts em JavaScript, imagens e possivelmente outros recursos). Os scripts são o código executado no lado do cliente, a fim de melhorar sua experiência no site, provendo comportamento dinâmico e validação de campos.</text:span></text:span></text:p>
      <text:p text:style-name="P27"><text:span text:style-name="Fonte_20_parág._20_padrão"><text:span text:style-name="T26">O pacote controle possui os view helpers, que são responsáveis por preparar a camada de visualização (páginas JSP), manipulando objetos de domínio e tratando da comunicação com a camada de negócios.</text:span></text:span></text:p>
      <text:p text:style-name="P27"><text:span text:style-name="Fonte_20_parág._20_padrão"><text:span text:style-name="T26">Neste pacote também fica o Servlet, responsável por receber e processar todas as requisições recebidas pelo servidor. O servlet analisa a requisição e delega as operações ao view helper adequado.</text:span></text:span></text:p>
      <text:p text:style-name="P26"/>
      <text:list xml:id="list194928695943919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4"/><text:span text:style-name="Fonte_20_parág._20_padrão"><text:span text:style-name="T1">Camada de Negócios</text:span></text:span><text:bookmark-end text:name="_Toc479587484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A camada de negócios é responsável por aplicar as regras de negócio, o que é feito através de validadores usando o padrão strategy. Uma fachada é usada como o ponto de interação com a camada de apresentação, e contém todas as regras de negócio organizadas por entidade e comando. Estes padrões ficarão contidos dentro do pacote de controle.</text:span></text:span></text:p>
      <text:p text:style-name="P27"><text:span text:style-name="Fonte_20_parág._20_padrão"><text:span text:style-name="T26">Na camada também ficam as classes de domínio, que também são importadas e usadas pelas classes no pacote de controle.</text:span></text:span></text:p>
      <text:p text:style-name="P26"/>
      <text:list xml:id="list194929385322376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5"/><text:span text:style-name="Fonte_20_parág._20_padrão"><text:span text:style-name="T1">Camada de Persistência</text:span></text:span><text:bookmark-end text:name="_Toc479587485"/></text:p>
                </text:list-item>
              </text:list>
            </text:list-item>
          </text:list>
        </text:list-item>
      </text:list>
      <text:p text:style-name="P26"/>
      <text:p text:style-name="P27"><text:soft-page-break/><text:span text:style-name="Fonte_20_parág._20_padrão"><text:span text:style-name="T26">Na camada de persistência ficam as classes de acesso a dados, e também as classes responsáveis por realizar a comunicação com o banco de dados. Os DAOs serão responsáveis por realizar queries ao banco de dados, deixando as entidades de domínio livres de responsabilidades funcionais.</text:span></text:span></text:p>
      <text:p text:style-name="P26"/>
      <text:list xml:id="list194928560666659" text:continue-numbering="true" text:style-name="WWNum1">
        <text:list-item>
          <text:list>
            <text:list-item>
              <text:p text:style-name="P46"><text:bookmark-start text:name="_Toc479587486"/><text:span text:style-name="Fonte_20_parág._20_padrão"><text:span text:style-name="T1">Visão por Pacotes</text:span></text:span><text:bookmark-end text:name="_Toc479587486"/></text:p>
            </text:list-item>
          </text:list>
        </text:list-item>
      </text:list>
      <text:p text:style-name="P26"/>
      <text:p text:style-name="P27"><text:span text:style-name="Fonte_20_parág._20_padrão"><text:span text:style-name="T26">As funcionalidades do programa serão divididas primariamente em três pacotes, de acordo com o padrão model-view-controler.</text:span></text:span></text:p>
      <text:p text:style-name="P26"/>
      <text:list xml:id="list194928737070237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7"/><text:span text:style-name="Fonte_20_parág._20_padrão"><text:span text:style-name="T1">Pacote Domínio</text:span></text:span><text:bookmark-end text:name="_Toc479587487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O pacote domínio contém todas as entidades de domínio que serão manipuladas pelas camadas do sistema. As entidades de domínio não possuem comportamento funcional, e são identificadas pelos dados que contém.</text:span></text:span></text:p>
      <text:p text:style-name="P34"/>
      <text:p><text:span text:style-name="Fonte_20_parág._20_padrão"><text:span text:style-name="T3">Figura 6</text:span></text:span><text:span text:style-name="Fonte_20_parág._20_padrão"><text:span text:style-name="T1">: Diagrama de classes do pacote de domínio</text:span></text:span></text:p>
      <text:p text:style-name="P26"/>
      <text:list xml:id="list194929271868197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8"/><text:span text:style-name="Fonte_20_parág._20_padrão"><text:span text:style-name="T1">Pacote Web</text:span></text:span><text:bookmark-end text:name="_Toc479587488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O pacote web contém a Servlet que ouvirá as requisições http para responde-las, e também contém todo o conteúdo web na forma de páginas JSP que serão retornadas ao cliente. Estas páginas também farão uso de recursos no lado do cliente, como páginas de estilo e scripts.</text:span></text:span></text:p>
      <text:p text:style-name="P26"/>
      <text:p text:style-name="P34"><text:soft-page-break/><text:span text:style-name="Fonte_20_parág._20_padrão"><text:span text:style-name="T2"><draw:frame draw:style-name="fr1" draw:name="Picture 6" text:anchor-type="as-char" svg:y="0in" svg:width="6.5in" style:rel-width="scale" svg:height="1.6835in" style:rel-height="scale" draw:z-index="29"><draw:image/></draw:frame></text:span></text:span></text:p>
      <text:p><text:span text:style-name="Fonte_20_parág._20_padrão"><text:span text:style-name="T3">Figura 7</text:span></text:span><text:span text:style-name="Fonte_20_parág._20_padrão"><text:span text:style-name="T1">: Diagrama de classes do pacote web</text:span></text:span></text:p>
      <text:p text:style-name="P26"/>
      <text:list xml:id="list194928538684370" text:continue-numbering="true" text:style-name="WWNum1">
        <text:list-item>
          <text:list>
            <text:list-item>
              <text:list>
                <text:list-item>
                  <text:p text:style-name="P50"><text:bookmark-start text:name="_Toc479587489"/><text:span text:style-name="Fonte_20_parág._20_padrão"><text:span text:style-name="T1">Pacote Controle</text:span></text:span><text:bookmark-end text:name="_Toc479587489"/></text:p>
                </text:list-item>
              </text:list>
            </text:list-item>
          </text:list>
        </text:list-item>
      </text:list>
      <text:p text:style-name="P26"/>
      <text:p text:style-name="P27"><text:span text:style-name="Fonte_20_parág._20_padrão"><text:span text:style-name="T26">O pacote controle conterá todas as classes responsáveis pela interação entre o modelo de domínio e as classes do pacote web. Uma fachada será responsável por encapsular as regras de negócio e os DAOs contidos neste pacote.</text:span></text:span></text:p>
      <text:p text:style-name="P26"/>
      <text:p text:style-name="P34"><text:soft-page-break/><text:span text:style-name="Fonte_20_parág._20_padrão"><text:span text:style-name="T2"><draw:frame draw:style-name="fr1" draw:name="Picture 4" text:anchor-type="as-char" svg:y="0in" svg:width="6.5in" style:rel-width="scale" svg:height="4.111in" style:rel-height="scale" draw:z-index="28"><draw:image/></draw:frame></text:span></text:span></text:p>
      <text:p><text:span text:style-name="Fonte_20_parág._20_padrão"><text:span text:style-name="T3">Figura 8</text:span></text:span><text:span text:style-name="Fonte_20_parág._20_padrão"><text:span text:style-name="T1">: Diagrama de classes do pacote de controle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9" text:outline-level="9"><text:bookmark-start text:name="_Toc479587490"/><text:span text:style-name="Fonte_20_parág._20_padrão"><text:span text:style-name="T1">Visão de Implantação</text:span></text:span><text:bookmark-end text:name="_Toc479587490"/></text:h>
      <text:p text:style-name="P26"/>
      <text:p text:style-name="P34"><text:soft-page-break/><text:span text:style-name="Fonte_20_parág._20_padrão"><text:span text:style-name="T2"><draw:frame draw:style-name="fr1" draw:name="Picture 9" text:anchor-type="as-char" svg:y="0in" svg:width="6.5in" style:rel-width="scale" svg:height="4.4453in" style:rel-height="scale" draw:z-index="27"><draw:image/></draw:frame></text:span></text:span></text:p>
      <text:p><text:span text:style-name="Fonte_20_parág._20_padrão"><text:span text:style-name="T3">Figura 9</text:span></text:span><text:span text:style-name="Fonte_20_parág._20_padrão"><text:span text:style-name="T1">: Diagrama de implantação</text:span></text:span></text:p>
      <text:p text:style-name="P26"/>
      <text:p text:style-name="P27"><text:span text:style-name="Fonte_20_parág._20_padrão"><text:span text:style-name="T26">Os seguintes nós são observados na imagem 9:</text:span></text:span></text:p>
      <text:p text:style-name="P27"><text:span text:style-name="Fonte_20_parág._20_padrão"><text:span text:style-name="T26">Servidor de aplicação: O servidor responsável por receber requisições das máquinas clientes e realizar o processamento de dados. Neste nodo ficarão os artefatos gerados pelo desenvolvimento do sistema QuebraAssembler.</text:span></text:span></text:p>
      <text:p text:style-name="P27"><text:span text:style-name="Fonte_20_parág._20_padrão"><text:span text:style-name="T26">Servidor de dados: Nó que conterá o banco de dados PostgreSQL do sistema QuebraAssembler.</text:span></text:span></text:p>
      <text:p text:style-name="P27"><text:span text:style-name="Fonte_20_parág._20_padrão"><text:span text:style-name="T26">Cliente: Nodo que representa a aplicação da máquina cliente que fará a interação do usuário com as requisições http. Como está descrito entre os requisitos não funcionais, está previsto o suporte para os navegadores Firefox, Chrome, Safari e Edge, não estando incluído o suporte para navegadores mobile.</text:span></text:span></text:p>
      <text:p text:style-name="P26"><text:soft-page-break/></text:p>
      <text:h text:style-name="Heading_20_9" text:outline-level="9"><text:bookmark-start text:name="_Toc479587491"/><text:span text:style-name="Fonte_20_parág._20_padrão"><text:span text:style-name="T1">Visão de Implementação</text:span></text:span><text:bookmark-end text:name="_Toc479587491"/></text:h>
      <text:p text:style-name="P26"/>
      <text:p text:style-name="P27"><text:span text:style-name="Fonte_20_parág._20_padrão"><text:span text:style-name="T26">A implantação do sistema se dará de acordo com a estrutura detalhada na visão lógica, incluindo a decomposição do software em camadas de implementação.</text:span></text:span></text:p>
      <text:p text:style-name="P26"/>
      <text:h text:style-name="Heading_20_9" text:outline-level="9"><text:bookmark-start text:name="_Toc479587492"/><text:span text:style-name="Fonte_20_parág._20_padrão"><text:span text:style-name="T1">Visão de Dados</text:span></text:span><text:bookmark-end text:name="_Toc479587492"/></text:h>
      <text:p text:style-name="P26"/>
      <text:p text:style-name="P27"><text:span text:style-name="Fonte_20_parág._20_padrão"><text:span text:style-name="T26">O mecanismo de persistência utilizado no sistema QuebraAssembler consiste em utilizar o banco de dados relacional PostgreSQL juntamente com o framework de mapeamento objeto-relacional Hibernate.</text:span></text:span></text:p>
      <text:p text:style-name="P26"/>
      <text:p text:style-name="P34"><text:soft-page-break/><text:span text:style-name="Fonte_20_parág._20_padrão"><text:span text:style-name="T2"><draw:frame draw:style-name="fr1" draw:name="Picture 8" text:anchor-type="as-char" svg:y="0in" svg:width="6.5in" style:rel-width="scale" svg:height="5.6492in" style:rel-height="scale" draw:z-index="26"><draw:image/></draw:frame></text:span></text:span></text:p>
      <text:p><text:span text:style-name="Fonte_20_parág._20_padrão"><text:span text:style-name="T3">Figura 10</text:span></text:span><text:span text:style-name="Fonte_20_parág._20_padrão"><text:span text:style-name="T1">: Diagrama entidade-relacionamento ilustrando o modelo físico</text:span></text:span></text:p>
      <text:p text:style-name="P26"/>
      <text:p text:style-name="P27"><text:span text:style-name="Fonte_20_parág._20_padrão"><text:span text:style-name="T26">O diagrama entidade-relacionamento na imagem 10 ilustra o modelo físico correspondente às entidades de domínio do sistema QuebraAssembler. Pode-se observar que as tabelas IMAGEM_TAG, CARRINHODECOMPRAS e LISTADEDESEJOS são adicionados ao modelo para cumprir as cardinalidades do modelo lógico, e não correspondem a entidades de domínio.</text:span></text:span></text:p>
      <text:p text:style-name="P26"><text:soft-page-break/></text:p>
      <text:h text:style-name="Heading_20_9" text:outline-level="9"><text:bookmark-start text:name="_Toc479587493"/><text:span text:style-name="Fonte_20_parág._20_padrão"><text:span text:style-name="T1">Tamanho e Performance</text:span></text:span><text:bookmark-end text:name="_Toc479587493"/></text:h>
      <text:p text:style-name="P26"/>
      <text:p text:style-name="P27"><text:span text:style-name="Fonte_20_parág._20_padrão"><text:span text:style-name="T26">Como as lojas físicas QuebraAssembler não possuem uma base atual muito grande, espera-se um número moderado de visitantes no site. Segundo a empresa, a base do sistema será aumentada conforme aumentos no número de acesso são observados. As estimativas serão detalhadas no documento de requisitos não funcionais.</text:span></text:span></text:p>
      <text:p text:style-name="P26"/>
      <text:h text:style-name="Heading_20_9" text:outline-level="9"><text:bookmark-start text:name="_Toc479587494"/><text:span text:style-name="Fonte_20_parág._20_padrão"><text:span text:style-name="T1">Qualidade</text:span></text:span><text:bookmark-end text:name="_Toc479587494"/></text:h>
      <text:p text:style-name="P26"/>
      <text:p text:style-name="P27"><text:span text:style-name="Fonte_20_parág._20_padrão"><text:span text:style-name="T26">O sistema QuebraAssembler será usado para ampliar o comércio da empresa de mesmo nome, consequentemente ficando responsável por volumes consideráveis de dados importantes. A confiabilidade e robustez do sistema devem ser levados em conta para evitar eventuais perdas de dados por parte da empresa.</text:span></text:span></text:p>
      <text:p text:style-name="P27"><text:span text:style-name="Fonte_20_parág._20_padrão"><text:span text:style-name="T26">Adicionalmente, o fato das páginas existirem na Internet as torna potencial alvo de ataques cibernéticos. Cuidados com a segurança da informação devem ser tomados para evitar que tais ataques venham a comprometer os dados dos clientes ou da empresa.</text:span></text:span></text:p>
      <text:p text:style-name="P26"/>
      <text:h text:style-name="Heading_20_9" text:outline-level="9"><text:bookmark-start text:name="_Toc479587495"/><text:span text:style-name="Fonte_20_parág._20_padrão"><text:span text:style-name="T1">Cronograma Macro</text:span></text:span><text:bookmark-end text:name="_Toc479587495"/></text:h>
      <text:p text:style-name="P2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7"><text:span text:style-name="Fonte_20_parág._20_padrão"><text:span text:style-name="T26">Definição da arquitetura definitiva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1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Implementação do domínio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3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Implementação da interface front-end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5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Implementação da arquitetura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8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Finalização dos testes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10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Entrega e avaliação da versão beta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11</text:span></text:span></text:p>
          </table:table-cell>
        </table:table-row>
        <table:table-row>
          <table:table-cell table:style-name="Tabela6.A1" office:value-type="string">
            <text:p text:style-name="P37"><text:span text:style-name="Fonte_20_parág._20_padrão"><text:span text:style-name="T26">Entrega do produto final</text:span></text:span></text:p>
          </table:table-cell>
          <table:table-cell table:style-name="Tabela6.A1" office:value-type="string">
            <text:p text:style-name="P38"><text:span text:style-name="Fonte_20_parág._20_padrão"><text:span text:style-name="T26">Semana 12</text:span></text:span></text:p>
          </table:table-cell>
        </table:table-row>
      </table:table>
      <text:h text:style-name="Heading_20_9" text:outline-level="9"><text:bookmark-start text:name="_Toc479587496"/><text:span text:style-name="Fonte_20_parág._20_padrão"><text:span text:style-name="T1">Referências</text:span></text:span><text:bookmark-end text:name="_Toc479587496"/></text:h>
      <text:p text:style-name="P26"/>
      <text:p text:style-name="P27"><text:span text:style-name="Fonte_20_parág._20_padrão"><text:span text:style-name="T28">UML Diagrams.org, The Unified Modelling Language:</text:span></text:span></text:p>
      <text:p text:style-name="P27"><text:span text:style-name="Fonte_20_parág._20_padrão"><text:span text:style-name="T28">&lt;</text:span></text:span> <text:span text:style-name="Fonte_20_parág._20_padrão"><text:span text:style-name="T28">http://www.uml-diagrams.org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true" style:font-name-asian="Droid Sans Fallback" style:font-size-asian="11pt" style:language-asian="ja" style:country-asian="JP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size-asian="11pt" style:language-asian="ja" style:country-asian="JP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size-complex="13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size-complex="12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style-complex="italic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style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tyle="italic" style:font-style-asian="italic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style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style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margin-left="0in" fo:margin-right="0in" fo:margin-top="0in" fo:margin-bottom="0.139in" style:contextual-spacing="false" fo:line-height="100%" fo:hyphenation-ladder-count="no-limit" fo:text-indent="0.4925in" style:auto-text-indent="false"/>
      <style:text-properties style:font-name="Arial" fo:font-family="Arial" style:font-family-generic="swiss" style:font-pitch="variable" fo:font-style="italic" style:font-style-asian="italic" style:font-size-complex="9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CapaTexto" style:family="paragraph" style:parent-style-name="Standard">
      <style:paragraph-properties fo:margin-left="0.4917in" fo:margin-right="0in" fo:margin-top="0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ABNT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hyphenation-ladder-count="no-limit" fo:text-indent="0.4925in" style:auto-text-indent="false"/>
      <style:text-properties style:font-name="Arial" fo:font-family="Arial" style:font-family-generic="swiss" style:font-pitch="variable" fo:font-size="12pt" fo:language="pt" fo:country="BR" style:font-size-asian="12pt" style:font-name-complex="Arial" style:font-family-complex="Arial" style:font-family-generic-complex="swiss" style:font-pitch-complex="variable" style:font-size-complex="12pt" fo:hyphenate="false"/>
    </style:style>
    <style:style style:name="Parágrafo_20_da_20_Lista" style:display-name="Parágrafo da Lista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text" style:family="paragraph" style:parent-style-name="Standard">
      <style:paragraph-properties fo:margin-left="0.4917in" fo:margin-right="0in" fo:margin-top="0in" fo:margin-bottom="0.0835in" style:contextual-spacing="false" style:line-height-at-least="0.1665in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language="pt" fo:country="BR" style:font-name-asian="Times New Roman" style:font-family-asian="'Times New Roman'" style:font-family-generic-asian="roman" style:font-pitch-asian="variable" style:language-asian="pt" style:country-asian="BR" style:font-name-complex="Arial" style:font-family-complex="Arial" style:font-family-generic-complex="swiss" style:font-pitch-complex="variable" style:font-size-complex="10pt" fo:hyphenate="false"/>
    </style:style>
    <style:style style:name="Capa4" style:family="paragraph" style:parent-style-name="Standard">
      <style:paragraph-properties fo:margin-left="0.4917in" fo:margin-right="0in" fo:margin-top="0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2pt" fo:hyphenate="false"/>
    </style:style>
    <style:style style:name="PSDS_20_-_20_Corpo_20_de_20_Texto" style:display-name="PSDS - Corpo de Texto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color="#2f5496" style:font-name="Calibri Light" fo:font-family="'Calibri Light'" style:font-family-generic="swiss" style:font-pitch="variable" fo:font-size="16pt" fo:font-weight="normal" style:font-size-asian="16pt" style:language-asian="en" style:country-asian="US" style:font-weight-asian="normal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hyphenation-ladder-count="no-limit"/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rpo_20_de_20_texto" style:display-name="Corpo de texto" style:family="paragraph" style:parent-style-name="Normal">
      <style:paragraph-properties fo:margin-left="0.5in" fo:margin-right="0in" fo:margin-top="0in" fo:margin-bottom="0.0835in" style:contextual-spacing="false" style:line-height-at-least="0.1665in" fo:orphans="2" fo:widows="2" fo:hyphenation-ladder-count="no-limit" fo:text-indent="0in" style:auto-text-indent="false" style:vertical-align="auto">
        <style:tab-stops/>
      </style:paragraph-properties>
      <style:text-properties style:font-name="Arial" fo:font-family="Arial" style:font-family-generic="swiss" style:font-pitch="variable" fo:font-size="10pt" fo:language="pt" fo:country="BR" style:letter-kerning="false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Header_20_Char" style:display-name="Header Char" style:family="text" style:parent-style-name="Fonte_20_parág._20_padrão"/>
    <style:style style:name="Footer_20_Char" style:display-name="Footer Char" style:family="text" style:parent-style-name="Fonte_20_parág._20_padrão"/>
    <style:style style:name="Heading_20_1_20_Char" style:display-name="Heading 1 Char" style:family="text" style:parent-style-name="Fonte_20_parág._20_padrão">
      <style:text-properties style:font-name="Arial" fo:font-family="Arial" style:font-family-generic="swiss" style:font-pitch="variable" fo:font-size="14pt" fo:font-weight="bold" style:font-size-asian="14pt" style:font-weight-asian="bold" style:font-name-complex="F" style:font-family-complex="F" style:font-family-generic-complex="system" style:font-pitch-complex="variable" style:font-size-complex="16pt"/>
    </style:style>
    <style:style style:name="Heading_20_2_20_Char" style:display-name="Heading 2 Char" style:family="text" style:parent-style-name="Fonte_20_parág._20_padrão">
      <style:text-properties style:font-name="Arial" fo:font-family="Arial" style:font-family-generic="swiss" style:font-pitch="variable" fo:font-size="13pt" fo:font-weight="bold" style:font-size-asian="13pt" style:font-weight-asian="bold" style:font-name-complex="F" style:font-family-complex="F" style:font-family-generic-complex="system" style:font-pitch-complex="variable" style:font-size-complex="13pt"/>
    </style:style>
    <style:style style:name="ABNT_20_Char" style:display-name="ABNT Char" style:family="text" style:parent-style-name="Fonte_20_parág._20_padrão">
      <style:text-properties style:font-name="Arial" fo:font-family="Arial" style:font-family-generic="swiss" style:font-pitch="variable" fo:font-size="12pt" fo:language="pt" fo:country="BR" style:font-size-asian="12pt" style:font-name-complex="Arial" style:font-family-complex="Arial" style:font-family-generic-complex="swiss" style:font-pitch-complex="variable" style:font-size-complex="12pt"/>
    </style:style>
    <style:style style:name="Heading_20_3_20_Char" style:display-name="Heading 3 Char" style:family="text" style:parent-style-name="Fonte_20_parág._20_padrão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F" style:font-family-complex="F" style:font-family-generic-complex="system" style:font-pitch-complex="variable" style:font-size-complex="12pt"/>
    </style:style>
    <style:style style:name="Heading_20_4_20_Char" style:display-name="Heading 4 Char" style:family="text" style:parent-style-name="Fonte_20_parág._20_padrão">
      <style:text-properties style:font-name="Arial" fo:font-family="Arial" style:font-family-generic="swiss" style:font-pitch="variable" fo:font-size="12pt" fo:font-style="italic" style:font-size-asian="12pt" style:font-style-asian="italic" style:font-name-complex="F" style:font-family-complex="F" style:font-family-generic-complex="system" style:font-pitch-complex="variable" style:font-style-complex="italic"/>
    </style:style>
    <style:style style:name="Heading_20_5_20_Char" style:display-name="Heading 5 Char" style:family="text" style:parent-style-name="Fonte_20_parág._20_padrão">
      <style:text-properties fo:color="#2f5496" style:font-name="Calibri Light" fo:font-family="'Calibri Light'" style:font-family-generic="swiss" style:font-pitch="variable" style:font-name-complex="F" style:font-family-complex="F" style:font-family-generic-complex="system" style:font-pitch-complex="variable"/>
    </style:style>
    <style:style style:name="Heading_20_6_20_Char" style:display-name="Heading 6 Char" style:family="text" style:parent-style-name="Fonte_20_parág._20_padrão">
      <style:text-properties fo:color="#1f3763" style:font-name="Calibri Light" fo:font-family="'Calibri Light'" style:font-family-generic="swiss" style:font-pitch="variable" style:font-name-complex="F" style:font-family-complex="F" style:font-family-generic-complex="system" style:font-pitch-complex="variable"/>
    </style:style>
    <style:style style:name="Heading_20_7_20_Char" style:display-name="Heading 7 Char" style:family="text" style:parent-style-name="Fonte_20_parág._20_padrão">
      <style:text-properties fo:color="#1f3763" style:font-name="Calibri Light" fo:font-family="'Calibri Light'" style:font-family-generic="swiss" style:font-pitch="variable" fo:font-style="italic" style:font-style-asian="italic" style:font-name-complex="F" style:font-family-complex="F" style:font-family-generic-complex="system" style:font-pitch-complex="variable" style:font-style-complex="italic"/>
    </style:style>
    <style:style style:name="Heading_20_8_20_Char" style:display-name="Heading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size-asian="10.5pt" style:font-name-complex="F" style:font-family-complex="F" style:font-family-generic-complex="system" style:font-pitch-complex="variable" style:font-size-complex="10.5pt"/>
    </style:style>
    <style:style style:name="Heading_20_9_20_Char" style:display-name="Heading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name-complex="F" style:font-family-complex="F" style:font-family-generic-complex="system" style:font-pitch-complex="variable" style:font-size-complex="10.5pt" style:font-style-complex="italic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style:font-name="Arial" fo:font-family="Arial" style:font-family-generic="swiss" style:font-pitch="variable" fo:font-size="10pt" fo:language="pt" fo:country="BR" style:letter-kerning="false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1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7LVL1" text:bullet-char="">
        <style:list-level-properties/>
        <style:text-properties style:font-name="Symbol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8LVL1" text:bullet-char="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4931in" fo:margin-left="-0.075in" table:align="left"/>
    </style:style>
    <style:style style:name="Tabela1.A" style:family="table-column">
      <style:table-column-properties style:column-width="3.2472in"/>
    </style:style>
    <style:style style:name="Tabela1.B" style:family="table-column">
      <style:table-column-properties style:column-width="3.2458in"/>
    </style:style>
    <style:style style:name="Tabela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Header">
      <style:paragraph-properties fo:text-align="center" style:justify-single-word="false" fo:padding="0in" fo:border-left="none" fo:border-right="none" fo:border-top="none" fo:border-bottom="0.74pt solid #00000a" style:shadow="none"/>
    </style:style>
    <style:style style:name="MP4" style:family="paragraph" style:parent-style-name="Header">
      <style:paragraph-properties fo:text-align="center" style:justify-single-word="false"/>
      <style:text-properties style:font-name="Arial" fo:font-size="14pt" fo:language="pt" fo:country="BR" style:font-size-asian="14pt" style:font-name-complex="Arial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Footer">
      <style:paragraph-properties fo:padding="0in" fo:border-left="none" fo:border-right="none" fo:border-top="none" fo:border-bottom="0.74pt solid #00000a" style:shadow="none"/>
      <style:text-properties fo:color="#c45911" style:font-name="Arial" fo:font-size="12pt" fo:font-weight="bold" style:font-size-asian="12pt" style:font-weight-asian="bold" style:font-name-complex="Arial"/>
    </style:style>
    <style:style style:name="MP7" style:family="paragraph" style:parent-style-name="Footer">
      <style:text-properties fo:color="#ed7d31" style:font-name="Arial" fo:font-size="12pt" fo:font-weight="bold" style:font-size-asian="12pt" style:font-weight-asian="bold" style:font-name-complex="Arial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color="#999999" fo:font-size="9pt" fo:language="pt" fo:country="BR" style:font-size-asian="9pt" style:font-size-complex="9pt"/>
    </style:style>
    <style:style style:name="MT3" style:family="text">
      <style:text-properties fo:language="pt" fo:country="BR"/>
    </style:style>
    <style:style style:name="MT4" style:family="text">
      <style:text-properties fo:color="#000000" style:font-name="Arial" fo:font-size="14pt" fo:language="pt" fo:country="BR" fo:font-weight="bold" style:font-size-asian="14pt" style:font-weight-asian="bold" style:font-name-complex="Arial"/>
    </style:style>
    <style:style style:name="MT5" style:family="text">
      <style:text-properties fo:color="#000000" style:font-name="Arial" fo:font-size="14pt" fo:language="pt" fo:country="BR" style:font-size-asian="14pt" style:font-name-complex="Arial"/>
    </style:style>
    <style:style style:name="MT6" style:family="text">
      <style:text-properties fo:color="#ed7d31" style:font-name="Arial" fo:font-size="14pt" fo:language="pt" fo:country="BR" style:font-size-asian="14pt" style:font-name-complex="Arial"/>
    </style:style>
    <style:style style:name="MT7" style:family="text">
      <style:text-properties fo:color="#ed7d31" style:font-name="Arial" fo:font-size="14pt" fo:language="pt" fo:country="BR" style:font-size-asian="14pt" style:language-asian="pt" style:country-asian="BR" style:font-name-complex="Arial"/>
    </style:style>
    <style:style style:name="MT8" style:family="text">
      <style:text-properties fo:color="#000000" style:font-name="Arial" fo:font-size="12pt" fo:language="pt" fo:country="BR" fo:font-weight="bold" style:font-size-asian="12pt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Fonte_20_parág._20_padrão"><text:span text:style-name="MT1"><draw:frame draw:style-name="Mfr1" draw:name="Imagem 33" text:anchor-type="as-char" svg:y="0in" svg:width="3.1252in" style:rel-width="scale" svg:height="0.7291in" style:rel-height="scale" draw:z-index="2"><draw:image xlink:href="Pictures/100000000000012C00000046D154CAD6.png" xlink:type="simple" xlink:show="embed" xlink:actuate="onLoad"/></draw:frame></text:span></text:span></text:p>
        <text:p text:style-name="MP1"><text:span text:style-name="Fonte_20_parág._20_padrão"><text:span text:style-name="MT2">Tecnologia em Análise e Desenvolvimento de Sistemas | Tecnologia em Agronegócio |</text:span></text:span><text:span text:style-name="Fonte_20_parág._20_padrão"><text:span text:style-name="MT3"> </text:span></text:span><text:span text:style-name="Fonte_20_parág._20_padrão"><text:span text:style-name="MT2">Tecnologia em Recursos Humanos</text:span></text:span></text:p>
        <text:p text:style-name="MP2"/>
      </style:footer>
    </style:master-page>
    <style:master-page style:name="MP1" style:page-layout-name="Mpm3">
      <style:header>
        <text:p text:style-name="MP3"><text:span text:style-name="Fonte_20_parág._20_padrão"><text:span text:style-name="MT4">Documento de Visão – SPD em Plantações de Caqui</text:span></text:span><text:span text:style-name="Fonte_20_parág._20_padrão"><text:span text:style-name="MT5"> </text:span></text:span><text:span text:style-name="Fonte_20_parág._20_padrão"><text:span text:style-name="MT6"><text:s text:c="7"/><text:tab/></text:span></text:span><text:span text:style-name="Fonte_20_parág._20_padrão"><text:span text:style-name="MT7"><draw:frame draw:style-name="Mfr1" draw:name="Imagem2" text:anchor-type="as-char" svg:y="0in" svg:width="1.1827in" style:rel-width="scale" svg:height="0.7354in" style:rel-height="scale" draw:z-index="24"><draw:image xlink:href="Pictures/1000000000000122000001106C54D888.jpg" xlink:type="simple" xlink:show="embed" xlink:actuate="onLoad"/><svg:desc>http://www.konia.com.br/wp-content/uploads/2011/08/arquitetura_de_informacao.jpg</svg:desc></draw:frame></text:span></text:span><text:span text:style-name="Fonte_20_parág._20_padrão"><text:span text:style-name="MT6"> <text:s text:c="5"/></text:span></text:span></text:p>
        <text:p text:style-name="MP4"/>
        <text:p text:style-name="MP5"/>
      </style:header>
      <style:footer>
        <text:p text:style-name="MP6"/>
        <text:p text:style-name="MP7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Footer"><text:span text:style-name="Fonte_20_parág._20_padrão"><text:span text:style-name="MT8">Sistema de Previsão de Doenças</text:span></text:span></text:p>
            </table:table-cell>
            <table:table-cell table:style-name="Tabela1.A1" office:value-type="string">
              <text:p text:style-name="MP8"><text:page-number text:select-page="current">16</text:page-number></text:p>
            </table:table-cell>
          </table:table-row>
        </table:table>
        <text:p text:style-name="MP7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Rafael Takahashi</meta:initial-creator>
    <dc:creator>Gustavo </dc:creator>
    <meta:creation-date>2017-04-07T14:30:00Z</meta:creation-date>
    <dc:date>2017-04-12T19:49:28.193423172</dc:date>
    <meta:print-date>2017-04-10T14:36:00Z</meta:print-date>
    <meta:editing-cycles>1</meta:editing-cycles>
    <meta:editing-duration>PT19800S</meta:editing-duration>
    <meta:document-statistic meta:table-count="6" meta:image-count="11" meta:object-count="0" meta:page-count="23" meta:paragraph-count="272" meta:word-count="2889" meta:character-count="18429" meta:non-whitespace-character-count="158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SPD_em_Caqui_DVP.odt/Normal.dotm"/>
  </office:meta>
</office:document-meta>
</file>